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4C0000019DA8493AEF.jpg"/>
  <manifest:file-entry manifest:media-type="image/jpeg" manifest:full-path="Pictures/10000000000002580000007019806B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ffffcc" draw:textarea-horizontal-align="left" draw:textarea-vertical-align="top"/>
    </style:style>
    <style:style style:name="gr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1.423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879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263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0.542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2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35cm" svg:stroke-color="#00ff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71cm" svg:stroke-color="#000000" draw:marker-end="Arrowheads_20_1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width="5.307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0.788cm" fo:min-width="10.445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7.246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ccffcc" draw:textarea-horizontal-align="justify" draw:textarea-vertical-align="top" draw:auto-grow-height="tru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2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6.728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7.264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575cm" fo:min-width="6.168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4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7cm" fo:min-width="0cm" fo:padding-top="0.13cm" fo:padding-bottom="0.13cm" fo:padding-left="0.25cm" fo:padding-right="0.25cm" fo:wrap-option="wrap" draw:shadow="hidden"/>
    </style:style>
    <style:style style:name="pr8" style:family="presentation" style:parent-style-name="Default-outline1">
      <style:graphic-properties draw:stroke="solid" svg:stroke-width="0.035cm" svg:stroke-color="#143015" draw:stroke-linejoin="miter" draw:fill="solid" draw:fill-color="#ccffcc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offset-x="0.071cm" draw:shadow-offset-y="0.071cm"/>
    </style:style>
    <style:style style:name="pr9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3.974cm" fo:min-width="0cm" fo:padding-top="0.13cm" fo:padding-bottom="0.13cm" fo:padding-left="0.25cm" fo:padding-right="0.25cm" fo:wrap-option="wrap" draw:shadow="hidden" draw:shadow-offset-x="0.071cm" draw:shadow-offset-y="0.071cm" draw:shadow-color="#808080"/>
    </style:style>
    <style:style style:name="pr10" style:family="presentation" style:parent-style-name="Default-outline1">
      <style:graphic-properties draw:stroke="solid" svg:stroke-width="0.035cm" svg:stroke-color="#143015" draw:stroke-linejoin="miter" draw:fill="solid" draw:fill-color="#ffffcc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offset-x="0.071cm" draw:shadow-offset-y="0.071cm"/>
    </style:style>
    <style:style style:name="pr11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12" style:family="presentation" style:parent-style-name="Default-outline1">
      <style:graphic-properties draw:stroke="solid" svg:stroke-width="0.035cm" svg:stroke-color="#143015" draw:stroke-linejoin="miter" draw:fill="solid" draw:fill-color="#ffffcc" draw:textarea-horizontal-align="justify" draw:textarea-vertical-align="top" draw:auto-grow-height="true" draw:auto-grow-width="false" fo:min-height="9.054cm" fo:min-width="0cm" fo:padding-top="0.13cm" fo:padding-bottom="0.13cm" fo:padding-left="0.25cm" fo:padding-right="0.25cm" fo:wrap-option="wrap" draw:shadow="hidden" draw:shadow-offset-x="0.071cm" draw:shadow-offset-y="0.071cm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14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16.039cm" fo:min-width="0cm" fo:padding-top="0.13cm" fo:padding-bottom="0.13cm" fo:padding-left="0.25cm" fo:padding-right="0.25cm" fo:wrap-option="wrap" draw:shadow="hidden" draw:shadow-offset-x="0.071cm" draw:shadow-offset-y="0.071cm" draw:shadow-color="#808080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025cm" fo:min-width="0cm" fo:padding-top="0.13cm" fo:padding-bottom="0.13cm" fo:padding-left="0.25cm" fo:padding-right="0.25cm" fo:wrap-option="wrap" draw:shadow="hidden"/>
    </style:style>
    <style:style style:name="pr16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9.478cm" fo:min-width="0cm" fo:padding-top="0.13cm" fo:padding-bottom="0.13cm" fo:padding-left="0.25cm" fo:padding-right="0.25cm" fo:wrap-option="wrap" draw:shadow="hidden" draw:shadow-offset-x="0.071cm" draw:shadow-offset-y="0.071cm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/>
    </style:style>
    <style:style style:name="pr1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 draw:shadow-color="#808080"/>
    </style:style>
    <style:style style:name="pr19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2.033cm" fo:min-width="0cm" fo:padding-top="0.127cm" fo:padding-bottom="0.127cm" fo:padding-left="0.254cm" fo:padding-right="0.254cm" fo:wrap-option="wrap" draw:shadow="hidden" draw:shadow-color="#808080"/>
    </style:style>
    <style:style style:name="pr20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12" style:family="paragraph">
      <style:paragraph-properties fo:margin-left="0cm" fo:margin-right="0cm" fo:line-height="100%" fo:text-indent="0cm" style:punctuation-wrap="simple" style:line-break="normal"/>
    </style:style>
    <style:style style:name="P13" style:family="paragraph">
      <style:paragraph-properties fo:margin-left="0cm" fo:margin-right="0cm" fo:line-height="100%" fo:text-indent="0cm" style:punctuation-wrap="simple" style:line-break="normal" style:writing-mode="lr-tb"/>
      <style:text-properties fo:font-size="20pt" style:font-size-asian="20pt" style:font-size-complex="20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left="0.952cm" fo:margin-right="0cm" fo:margin-top="0.158cm" fo:margin-bottom="0cm" fo:line-height="80%" fo:text-indent="-0.952cm"/>
    </style:style>
    <style:style style:name="P16" style:family="paragraph">
      <style:paragraph-properties fo:margin-left="0.952cm" fo:margin-right="0cm" fo:margin-top="0.158cm" fo:margin-bottom="0cm" fo:line-height="80%" fo:text-indent="-0.952cm" style:writing-mode="lr-tb"/>
    </style:style>
    <style:style style:name="P17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18" style:family="paragraph">
      <style:paragraph-properties fo:margin-left="0cm" fo:margin-right="0cm" fo:margin-top="0.158cm" fo:margin-bottom="0cm" fo:line-height="80%" fo:text-indent="0cm" style:punctuation-wrap="simple" style:line-break="normal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.158cm" fo:margin-bottom="0cm" fo:line-height="80%" fo:text-indent="0cm"/>
    </style:style>
    <style:style style:name="P20" style:family="paragraph">
      <style:paragraph-properties fo:margin-left="0cm" fo:margin-right="0cm" fo:margin-top="0.158cm" fo:margin-bottom="0cm" fo:line-height="80%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176cm" fo:margin-bottom="0cm" fo:line-height="90%" fo:text-indent="0cm"/>
    </style:style>
    <style:style style:name="P22" style:family="paragraph">
      <style:paragraph-properties fo:margin-left="0.952cm" fo:margin-right="0cm" fo:margin-top="0.211cm" fo:margin-bottom="0cm" fo:line-height="90%" fo:text-indent="-0.952cm"/>
    </style:style>
    <style:style style:name="P23" style:family="paragraph">
      <style:paragraph-properties fo:margin-left="0.952cm" fo:margin-right="0cm" fo:text-indent="-0.952cm" style:writing-mode="lr-tb"/>
      <style:text-properties fo:font-family="Verdana" style:font-family-generic="swiss" style:font-pitch="variable"/>
    </style:style>
    <style:style style:name="P2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line-height="100%" fo:text-indent="0cm"/>
    </style:style>
    <style:style style:name="P26" style:family="paragraph">
      <style:paragraph-properties fo:margin-left="0.952cm" fo:margin-right="0cm" fo:margin-top="0.176cm" fo:margin-bottom="0cm" fo:line-height="80%" fo:text-indent="-0.952cm"/>
    </style:style>
    <style:style style:name="P27" style:family="paragraph">
      <style:paragraph-properties fo:margin-left="0.952cm" fo:margin-right="0cm" fo:margin-top="0.176cm" fo:margin-bottom="0cm" fo:line-height="80%" fo:text-indent="-0.952cm" style:writing-mode="lr-tb"/>
    </style:style>
    <style:style style:name="P28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P29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20pt" style:font-size-asian="20pt" style:font-size-complex="20pt"/>
    </style:style>
    <style:style style:name="P30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1.27cm" fo:margin-right="0cm" fo:margin-top="0.176cm" fo:margin-bottom="0cm" fo:text-indent="0cm"/>
    </style:style>
    <style:style style:name="P32" style:family="paragraph">
      <style:paragraph-properties fo:margin-left="1.27cm" fo:margin-right="0cm" fo:margin-top="0.176cm" fo:margin-bottom="0cm" fo:text-indent="0cm" style:writing-mode="lr-tb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family="Arial" style:font-family-generic="swiss" style:font-pitch="variable" fo:language="en" fo:country="US"/>
    </style:style>
    <style:style style:name="T6" style:family="text">
      <style:text-properties fo:color="#7f0055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7" style:family="text">
      <style:text-properties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8" style:family="text">
      <style:text-properties fo:color="#0000c0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9" style:family="text">
      <style:text-properties fo:font-family="Arial" style:font-family-generic="swiss" style:font-pitch="variable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0" style:family="text">
      <style:text-properties fo:color="#7f0055" fo:font-family="Arial" style:font-family-generic="swiss" style:font-pitch="variable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1" style:family="text">
      <style:text-properties fo:font-family="Arial" style:font-family-generic="swiss" style:font-pitch="variable" fo:font-size="16pt" fo:language="en" fo:country="US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2" style:family="text">
      <style:text-properties fo:color="#000000" fo:font-family="Arial" style:font-family-generic="swiss" style:font-pitch="variable"/>
    </style:style>
    <style:style style:name="T13" style:family="text">
      <style:text-properties fo:color="#000000" fo:font-family="Arial" style:font-family-generic="swiss" style:font-pitch="variable" fo:font-size="15pt" fo:language="en" fo:country="US" style:font-size-asian="15pt" style:font-size-complex="15pt"/>
    </style:style>
    <style:style style:name="T14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15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ffffff" fo:font-family="Arial" style:font-family-generic="swiss" style:font-pitch="variable" fo:font-size="24pt" style:font-size-asian="24pt" style:font-size-complex="24pt"/>
    </style:style>
    <style:style style:name="T17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18" style:family="text">
      <style:text-properties fo:color="#660066" fo:font-family="Arial" style:font-family-generic="swiss" style:font-pitch="variable" fo:font-size="18pt" fo:language="en" fo:country="US" style:font-size-asian="18pt" style:font-size-complex="18pt"/>
    </style:style>
    <style:style style:name="T19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20" style:family="text">
      <style:text-properties fo:color="#000099" fo:font-family="Arial" style:font-family-generic="swiss" style:font-pitch="variable" fo:font-size="18pt" fo:language="en" fo:country="US" style:font-size-asian="18pt" style:font-size-complex="18pt"/>
    </style:style>
    <style:style style:name="T21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22" style:family="text">
      <style:text-properties fo:color="#660066" fo:font-family="Arial" style:font-family-generic="swiss" style:font-pitch="variable" fo:font-size="16pt" fo:language="en" fo:country="US" style:font-size-asian="16pt" style:font-size-complex="16pt"/>
    </style:style>
    <style:style style:name="T23" style:family="text">
      <style:text-properties fo:color="#7f0055" fo:font-family="Arial" style:font-family-generic="swiss" style:font-pitch="variable" fo:font-size="16pt" fo:language="en" fo:country="US" style:font-size-asian="16pt" style:font-size-complex="16pt"/>
    </style:style>
    <style:style style:name="T24" style:family="text">
      <style:text-properties fo:color="#3f7f7f" fo:font-family="Arial" style:font-family-generic="swiss" style:font-pitch="variable" fo:font-size="16pt" fo:language="en" fo:country="US" style:font-size-asian="16pt" style:font-size-complex="16pt"/>
    </style:style>
    <style:style style:name="T25" style:family="text">
      <style:text-properties fo:color="#660066" fo:font-family="Arial" style:font-family-generic="swiss" style:font-pitch="variable" fo:language="en" fo:country="US"/>
    </style:style>
    <style:style style:name="T26" style:family="text">
      <style:text-properties fo:color="#000000" fo:font-family="Arial" style:font-family-generic="swiss" style:font-pitch="variable" fo:language="en" fo:country="US"/>
    </style:style>
    <style:style style:name="T27" style:family="text">
      <style:text-properties fo:color="#660066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" style:family="text">
      <style:text-properties fo:color="#660066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9" style:family="text">
      <style:text-properties fo:color="#000000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0" style:family="text">
      <style:text-properties fo:color="#000099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1" style:family="text">
      <style:text-properties fo:color="#7f0055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2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3" style:family="text">
      <style:text-properties fo:font-family="Arial" style:font-family-generic="swiss" style:font-pitch="variabl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8pt" fo:language="en" fo:country="US" style:font-size-asian="28pt" style:font-size-complex="28pt"/>
    </style:style>
    <style:style style:name="T36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family="Verdana" style:font-family-generic="swiss" style:font-pitch="variable" fo:language="en" fo:country="US"/>
    </style:style>
    <style:style style:name="T39" style:family="text">
      <style:text-properties fo:color="#00000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0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41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42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43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44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45" style:family="text">
      <style:text-properties fo:color="#000000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46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47" style:family="text">
      <style:text-properties fo:color="#3f7f7f" fo:font-family="Arial" style:font-family-generic="swiss" style:font-pitch="variable" fo:language="en" fo:country="GB"/>
    </style:style>
    <style:style style:name="T48" style:family="text">
      <style:text-properties fo:color="#7f0055" fo:font-family="Arial" style:font-family-generic="swiss" style:font-pitch="variable" fo:language="en" fo:country="GB"/>
    </style:style>
    <style:style style:name="T49" style:family="text">
      <style:text-properties fo:color="#000000" fo:font-family="Arial" style:font-family-generic="swiss" style:font-pitch="variable" fo:language="en" fo:country="GB"/>
    </style:style>
    <style:style style:name="T50" style:family="text">
      <style:text-properties fo:color="#0000c0" fo:font-family="Arial" style:font-family-generic="swiss" style:font-pitch="variable" fo:language="en" fo:country="GB"/>
    </style:style>
    <style:style style:name="T51" style:family="text">
      <style:text-properties fo:color="#7f0055" fo:font-family="Arial" style:font-family-generic="swiss" style:font-pitch="variable" fo:language="en" fo:country="US"/>
    </style:style>
    <style:style style:name="T52" style:family="text">
      <style:text-properties fo:color="#0000c0" fo:font-family="Arial" style:font-family-generic="swiss" style:font-pitch="variable" fo:language="en" fo:country="US"/>
    </style:style>
    <style:style style:name="T53" style:family="text">
      <style:text-properties fo:color="#3f7f7f" fo:font-family="Arial" style:font-family-generic="swiss" style:font-pitch="variable" fo:language="en" fo:country="US"/>
    </style:style>
    <style:style style:name="T54" style:family="text">
      <style:text-properties fo:color="#000000" fo:font-family="Arial" style:font-family-generic="swiss" style:font-pitch="variable" fo:language="en" fo:country="US" fo:font-style="italic" style:font-style-asian="italic" style:font-style-complex="italic"/>
    </style:style>
    <style:style style:name="T55" style:family="text">
      <style:text-properties fo:color="#000000" fo:font-family="'Courier New'" style:font-family-generic="modern" style:font-pitch="fixed" fo:language="en" fo:country="US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vanced Spring JDBC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Advanced Spring JDBC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Keeping it Simple When More Power is Needed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">Topics in this Session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"><text:span text:style-name="T3">Executing a Stored Procedure</text:span></text:p>
              </text:list-item>
              <text:list-item>
                <text:p text:style-name="P5"><text:span text:style-name="T2">Executing Batch Updates</text:span></text:p>
              </text:list-item>
              <text:list-item>
                <text:p text:style-name="P5"><text:span text:style-name="T2">Extracting Native Resources</text:span></text:p>
              </text:list-item>
              <text:list-item>
                <text:p text:style-name="P5"><text:span text:style-name="T2">Handling Large Objects (LOBs)</text:span></text:p>
              </text:list-item>
              <text:list-item>
                <text:p text:style-name="P5"><text:span text:style-name="T2">Customizing Exception Translation</text:span></text:p>
              </text:list-item>
              <text:list-item>
                <text:p text:style-name="P5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ecuting a Stored Procedur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Executing a Stored Procedure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Subclass </text:span><text:span text:style-name="T5">StoredProcedure</text:span></text:p>
              </text:list-item>
              <text:list-item>
                <text:p text:style-name="P7"><text:span text:style-name="T4">Create a constructor that:</text:span></text:p>
                <text:list>
                  <text:list-item>
                    <text:p text:style-name="P3"><text:span text:style-name="T4">Accepts the DataSource</text:span></text:p>
                  </text:list-item>
                  <text:list-item>
                    <text:p text:style-name="P3"><text:span text:style-name="T4">Declares the procedure name</text:span></text:p>
                  </text:list-item>
                  <text:list-item>
                    <text:p text:style-name="P3"><text:span text:style-name="T4">Declares the procedure in/out parameters</text:span></text:p>
                  </text:list-item>
                  <text:list-item>
                    <text:p text:style-name="P3"><text:span text:style-name="T4">Compiles the resulting SQL</text:span></text:p>
                  </text:list-item>
                </text:list>
              </text:list-item>
              <text:list-item>
                <text:p text:style-name="P7"><text:span text:style-name="T4">Implement an execute method that:</text:span></text:p>
                <text:list>
                  <text:list-item>
                    <text:p text:style-name="P3"><text:span text:style-name="T4">Accepts input values</text:span></text:p>
                  </text:list-item>
                  <text:list-item>
                    <text:p text:style-name="P3"><text:span text:style-name="T4">Executes the procedure</text:span></text:p>
                  </text:list-item>
                  <text:list-item>
                    <text:p text:style-name="P3"><text:span text:style-name="T4">Returns any output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ored Procedure Example" draw:style-name="dp3" draw:master-page-name="Default" presentation:presentation-page-layout-name="AL3T19">
        <office:forms form:automatic-focus="false" form:apply-design-mode="false"/>
        <draw:rect draw:style-name="gr1" draw:layer="layout" svg:width="23.192cm" svg:height="13.81cm" svg:x="1.454cm" svg:y="3.685cm">
          <text:p><text:span text:style-name="T6">public class</text:span><text:span text:style-name="T7"> RewardAccountForDining extends StoredProcedure {</text:span></text:p>
          <text:p><text:span text:style-name="T7"><text:s text:c="4"/></text:span><text:span text:style-name="T6">public</text:span><text:span text:style-name="T7"> RewardAccountForDining(DataSource dataSource) {</text:span></text:p>
          <text:p><text:span text:style-name="T7"><text:s text:c="8"/></text:span><text:span text:style-name="T6">super</text:span><text:span text:style-name="T7">(dataSource, </text:span><text:span text:style-name="T8">“reward_account_for_dining”</text:span><text:span text:style-name="T9">);</text:span></text:p>
          <text:p><text:span text:style-name="T7"><text:s text:c="8"/></text:span><text:span text:style-name="T7">declareParameter(new SqlParameter(</text:span><text:span text:style-name="T8">“amount”</text:span><text:span text:style-name="T7">, Types.DECIMAL));</text:span></text:p>
          <text:p><text:span text:style-name="T7"><text:s text:c="8"/></text:span><text:span text:style-name="T7">declareParameter(new SqlParameter(</text:span><text:span text:style-name="T8">“credit_card_number”</text:span><text:span text:style-name="T7">, Types.VARCHAR));</text:span></text:p>
          <text:p><text:span text:style-name="T7"><text:s text:c="8"/></text:span><text:span text:style-name="T7">declareParameter(new SqlParameter(</text:span><text:span text:style-name="T8">“merchant_number”</text:span><text:span text:style-name="T7">, Types.VARCHAR));</text:span></text:p>
          <text:p><text:span text:style-name="T7"><text:s text:c="8"/></text:span><text:span text:style-name="T7">declareParameter(new SqlParameter(</text:span><text:span text:style-name="T8">“day”</text:span><text:span text:style-name="T7">, Types.DATE));</text:span></text:p>
          <text:p><text:span text:style-name="T7"><text:s text:c="8"/></text:span><text:span text:style-name="T7">declareParameter(new SqlOutParameter(</text:span><text:span text:style-name="T8">“confirmation_number”</text:span><text:span text:style-name="T7">, Types.VARCHAR));</text:span></text:p>
          <text:p><text:span text:style-name="T7"><text:s text:c="8"/></text:span><text:span text:style-name="T7">compile();</text:span></text:p>
          <text:p><text:span text:style-name="T7"><text:s text:c="4"/></text:span><text:span text:style-name="T7">}</text:span></text:p>
          <text:p><text:span text:style-name="T7"/></text:p>
          <text:p><text:span text:style-name="T6"><text:s text:c="4"/></text:span><text:span text:style-name="T6">public</text:span><text:span text:style-name="T7"> String executeFor(Dining dining) {</text:span></text:p>
          <text:p><text:span text:style-name="T7"><text:s text:c="8"/></text:span><text:span text:style-name="T7">Map input = </text:span><text:span text:style-name="T6">new</text:span><text:span text:style-name="T7"> HashMap(4);</text:span></text:p>
          <text:p><text:span text:style-name="T7"><text:s text:c="8"/></text:span><text:span text:style-name="T7">input.put(</text:span><text:span text:style-name="T8">“amount”</text:span><text:span text:style-name="T7">, dining.getAmount().asBigDecimal());</text:span></text:p>
          <text:p><text:span text:style-name="T7"><text:s text:c="8"/></text:span><text:span text:style-name="T7">input.put(</text:span><text:span text:style-name="T8">“credit_card_number”</text:span><text:span text:style-name="T7">, dining.getCreditCardNumber());</text:span></text:p>
          <text:p><text:span text:style-name="T7"><text:s text:c="8"/></text:span><text:span text:style-name="T7">input.put(</text:span><text:span text:style-name="T8">“merchant_number”</text:span><text:span text:style-name="T7">, dining.getMerchantNumber());</text:span></text:p>
          <text:p><text:span text:style-name="T7"><text:s text:c="8"/></text:span><text:span text:style-name="T7">input.put(</text:span><text:span text:style-name="T8">“day”</text:span><text:span text:style-name="T7">, dining.getDay().asDate());</text:span></text:p>
          <text:p><text:span text:style-name="T7"><text:s text:c="8"/></text:span><text:span text:style-name="T7">Map output = execute(input);</text:span></text:p>
          <text:p><text:span text:style-name="T9"><text:s text:c="7"/></text:span><text:span text:style-name="T10"><text:s/></text:span><text:span text:style-name="T6">return</text:span><text:span text:style-name="T7"> (String) output.get(</text:span><text:span text:style-name="T8">“confirmation_number”</text:span><text:span text:style-name="T7">);</text:span></text:p>
          <text:p><text:span text:style-name="T11"><text:s text:c="4"/></text:span><text:span text:style-name="T11">}</text:span></text:p>
          <text:p><text:span text:style-name="T7">} </text:span></text:p>
        </draw:rect>
        <draw:frame presentation:style-name="pr7" draw:text-style-name="P2" draw:layer="layout" svg:width="17.476cm" svg:height="3.23cm" svg:x="0.957cm" svg:y="-0.013cm" presentation:class="title">
          <draw:text-box>
            <text:p text:style-name="P4">Stored Procedure Example</text:p>
          </draw:text-box>
        </draw:frame>
        <draw:g draw:id="id1">
          <draw:line draw:style-name="gr2" draw:text-style-name="P8" draw:layer="layout" svg:x1="19.98cm" svg:y1="5.44cm" svg:x2="15.404cm" svg:y2="5.44cm">
            <text:p/>
          </draw:line>
          <draw:custom-shape draw:style-name="gr3" draw:text-style-name="P10" draw:layer="layout" svg:width="4.118cm" svg:height="1.683cm" svg:x="19.751cm" svg:y="4.593cm">
            <text:p text:style-name="P9"><text:span text:style-name="T12">Procedure</text:span></text:p>
            <text:p text:style-name="P9"><text:span text:style-name="T12">name</text:span></text:p>
            <draw:enhanced-geometry svg:viewBox="0 0 21600 21600" draw:type="mso-spt202" draw:enhanced-path="M 0 0 L 21600 0 21600 21600 0 21600 0 0 Z N"/>
          </draw:custom-shape>
        </draw:g>
        <draw:g draw:id="id5">
          <draw:line draw:style-name="gr2" draw:text-style-name="P8" draw:layer="layout" svg:x1="16.661cm" svg:y1="11.118cm" svg:x2="12.428cm" svg:y2="11.118cm">
            <text:p/>
          </draw:line>
          <draw:custom-shape draw:style-name="gr4" draw:text-style-name="P11" draw:layer="layout" svg:width="5.504cm" svg:height="1.683cm" svg:x="16.45cm" svg:y="10.272cm">
            <text:p text:style-name="P9"><text:span text:style-name="T12">Typed execute method</text:span></text:p>
            <draw:enhanced-geometry svg:viewBox="0 0 21600 21600" draw:type="mso-spt202" draw:enhanced-path="M 0 0 L 21600 0 21600 21600 0 21600 0 0 Z N"/>
          </draw:custom-shape>
        </draw:g>
        <draw:g draw:id="id2">
          <draw:custom-shape draw:style-name="gr5" draw:text-style-name="P10" draw:layer="layout" svg:width="0.93cm" svg:height="2.354cm" svg:x="1.917cm" svg:y="5.79cm">
            <text:p/>
            <draw:enhanced-geometry svg:viewBox="0 0 21600 21600" draw:mirror-horizontal="true" draw:glue-points="0 0 0 21600 21600 10800" draw:text-areas="0 ?f9 7800 ?f10" draw:type="right-brace" draw:modifiers="1800 11388.9222842422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" draw:text-style-name="P11" draw:layer="layout" svg:width="2.685cm" svg:height="1.437cm" svg:x="-0.271cm" svg:y="6.355cm">
            <text:p text:style-name="P9"><text:span text:style-name="T13">Input</text:span></text:p>
            <text:p text:style-name="P9"><text:span text:style-name="T13">params</text:span></text:p>
            <draw:enhanced-geometry svg:viewBox="0 0 21600 21600" draw:type="mso-spt202" draw:enhanced-path="M 0 0 L 21600 0 21600 21600 0 21600 0 0 Z N"/>
          </draw:custom-shape>
        </draw:g>
        <draw:g draw:id="id3">
          <draw:line draw:style-name="gr2" draw:text-style-name="P8" draw:layer="layout" svg:x1="1.957cm" svg:y1="8.837cm" svg:x2="2.804cm" svg:y2="8.626cm">
            <text:p/>
          </draw:line>
          <draw:custom-shape draw:style-name="gr7" draw:text-style-name="P11" draw:layer="layout" svg:width="2.328cm" svg:height="1.523cm" svg:x="0.052cm" svg:y="7.992cm">
            <text:p text:style-name="P9"><text:span text:style-name="T14">Output</text:span></text:p>
            <text:p text:style-name="P9"><text:span text:style-name="T14">param</text:span></text:p>
            <draw:enhanced-geometry svg:viewBox="0 0 21600 21600" draw:type="mso-spt202" draw:enhanced-path="M 0 0 L 21600 0 21600 21600 0 21600 0 0 Z N"/>
          </draw:custom-shape>
        </draw:g>
        <draw:g draw:id="id6">
          <draw:custom-shape draw:style-name="gr5" draw:text-style-name="P10" draw:layer="layout" svg:width="0.847cm" svg:height="3.045cm" svg:x="1.887cm" svg:y="11.491cm">
            <text:p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8" draw:text-style-name="P11" draw:layer="layout" svg:width="2.328cm" svg:height="0.892cm" svg:x="0cm" svg:y="12.671cm">
            <text:p text:style-name="P9"><text:span text:style-name="T15">Input</text:span></text:p>
            <draw:enhanced-geometry svg:viewBox="0 0 21600 21600" draw:type="mso-spt202" draw:enhanced-path="M 0 0 L 21600 0 21600 21600 0 21600 0 0 Z N"/>
          </draw:custom-shape>
        </draw:g>
        <draw:g draw:id="id7">
          <draw:line draw:style-name="gr2" draw:text-style-name="P8" draw:layer="layout" svg:x1="15.855cm" svg:y1="14.863cm" svg:x2="10.229cm" svg:y2="14.863cm">
            <text:p/>
          </draw:line>
          <draw:custom-shape draw:style-name="gr9" draw:text-style-name="P11" draw:layer="layout" svg:width="6.359cm" svg:height="0.972cm" svg:x="15.876cm" svg:y="14.416cm">
            <text:p text:style-name="P9"><text:span text:style-name="T12">Runs the procedure</text:span></text:p>
            <draw:enhanced-geometry svg:viewBox="0 0 21600 21600" draw:type="mso-spt202" draw:enhanced-path="M 0 0 L 21600 0 21600 21600 0 21600 0 0 Z N"/>
          </draw:custom-shape>
        </draw:g>
        <draw:g draw:id="id4">
          <draw:line draw:style-name="gr2" draw:text-style-name="P8" draw:layer="layout" svg:x1="8.696cm" svg:y1="9.674cm" svg:x2="5.521cm" svg:y2="9.462cm">
            <text:p/>
          </draw:line>
          <draw:custom-shape draw:style-name="gr10" draw:text-style-name="P11" draw:layer="layout" svg:width="6.561cm" svg:height="0.972cm" svg:x="8.274cm" svg:y="9.039cm">
            <text:p text:style-name="P9"><text:span text:style-name="T12">Prepares the SQL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4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">Topics in this Session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"><text:span text:style-name="T2">Executing a Stored Procedure</text:span></text:p>
              </text:list-item>
              <text:list-item>
                <text:p text:style-name="P5"><text:span text:style-name="T3">Executing Batch Updates</text:span></text:p>
              </text:list-item>
              <text:list-item>
                <text:p text:style-name="P5"><text:span text:style-name="T2">Extracting Native Resources</text:span></text:p>
              </text:list-item>
              <text:list-item>
                <text:p text:style-name="P5"><text:span text:style-name="T2">Handling Large Objects (LOBs)</text:span></text:p>
              </text:list-item>
              <text:list-item>
                <text:p text:style-name="P5"><text:span text:style-name="T2">Customizing Exception Translation</text:span></text:p>
              </text:list-item>
              <text:list-item>
                <text:p text:style-name="P5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ecuting Batch Updat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Executing Batch Updates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Useful when you need to execute multiple inserts or updates as a group</text:p>
                <text:list>
                  <text:list-item>
                    <text:p text:style-name="P3">Reduces round-trips to the database</text:p>
                  </text:list-item>
                  <text:list-item>
                    <text:p text:style-name="P3">Can result in a DBMS optimizatio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atch Update Illustrated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Batch Update Illustrated</text:p>
          </draw:text-box>
        </draw:frame>
        <draw:custom-shape draw:style-name="gr11" draw:text-style-name="P10" draw:id="id16" draw:layer="layout" svg:width="5.08cm" svg:height="3.374cm" svg:x="16.298cm" svg:y="12.488cm">
          <text:p text:style-name="P9"><text:span text:style-name="T16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0" draw:id="id18" draw:layer="layout" svg:width="7.196cm" svg:height="1.905cm" svg:x="9.102cm" svg:y="13.123cm">
          <text:p text:style-name="P9"><text:span text:style-name="T16">Batch 1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g draw:id="id17">
          <draw:custom-shape draw:style-name="gr13" draw:text-style-name="P10" draw:layer="layout" svg:width="6.562cm" svg:height="5.08cm" svg:x="2.54cm" svg:y="11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6.562cm" svg:height="1.683cm" svg:x="2.54cm" svg:y="13.123cm">
            <text:p text:style-name="P9"><text:span text:style-name="T12">Application</text:span></text:p>
            <text:p text:style-name="P9"><text:span text:style-name="T12">With Batching</text:span></text:p>
            <draw:enhanced-geometry svg:viewBox="0 0 21600 21600" draw:type="rectangle" draw:enhanced-path="M 0 0 L 21600 0 21600 21600 0 21600 0 0 Z N"/>
          </draw:custom-shape>
        </draw:g>
        <draw:g draw:id="id23">
          <draw:line draw:style-name="gr15" draw:text-style-name="P8" draw:layer="layout" svg:x1="14.138cm" svg:y1="16.746cm" svg:x2="11.603cm" svg:y2="15.239cm">
            <text:p/>
          </draw:line>
          <draw:custom-shape draw:style-name="gr16" draw:text-style-name="P13" draw:layer="layout" svg:width="5.807cm" svg:height="1.048cm" svg:x="11.541cm" svg:y="16.557cm">
            <text:p text:style-name="P12"><text:span text:style-name="T17">Batch size = 25</text:span></text:p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10" draw:id="id8" draw:layer="layout" svg:width="5.08cm" svg:height="3.373cm" svg:x="16.298cm" svg:y="6.368cm">
          <text:p text:style-name="P9"><text:span text:style-name="T16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0" draw:id="id10" draw:layer="layout" svg:width="7.196cm" svg:height="1.905cm" svg:x="9.102cm" svg:y="7.003cm">
          <text:p text:style-name="P9"><text:span text:style-name="T16">Update 1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g draw:id="id9">
          <draw:custom-shape draw:style-name="gr13" draw:text-style-name="P10" draw:layer="layout" svg:width="6.562cm" svg:height="5.08cm" svg:x="2.54cm" svg:y="5.2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6.562cm" svg:height="1.683cm" svg:x="2.54cm" svg:y="6.985cm">
            <text:p text:style-name="P9"><text:span text:style-name="T12">Application</text:span></text:p>
            <text:p text:style-name="P9"><text:span text:style-name="T12">Without Batching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3" draw:layer="layout" svg:width="10.945cm" svg:height="1.048cm" svg:x="2.719cm" svg:y="3.81cm">
          <text:p text:style-name="P12"><text:span text:style-name="T17">Requirement: Update 100 row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id="id19" draw:layer="layout" svg:width="7.196cm" svg:height="1.905cm" svg:x="9.102cm" svg:y="13.123cm">
          <text:p text:style-name="P9"><text:span text:style-name="T16">Batch 2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10" draw:id="id20" draw:layer="layout" svg:width="7.196cm" svg:height="1.905cm" svg:x="9.102cm" svg:y="13.123cm">
          <text:p text:style-name="P9"><text:span text:style-name="T16">Batch 3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10" draw:id="id21" draw:layer="layout" svg:width="7.196cm" svg:height="1.905cm" svg:x="9.102cm" svg:y="13.123cm">
          <text:p text:style-name="P9"><text:span text:style-name="T16">Batch 4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10" draw:id="id11" draw:layer="layout" svg:width="7.196cm" svg:height="1.905cm" svg:x="9.102cm" svg:y="6.985cm">
          <text:p text:style-name="P9"><text:span text:style-name="T16">Update 2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10" draw:id="id12" draw:layer="layout" svg:width="7.196cm" svg:height="1.905cm" svg:x="9.102cm" svg:y="6.985cm">
          <text:p text:style-name="P9"><text:span text:style-name="T16">Update 3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10" draw:id="id13" draw:layer="layout" svg:width="7.196cm" svg:height="1.905cm" svg:x="9.102cm" svg:y="6.985cm">
          <text:p text:style-name="P9"><text:span text:style-name="T16">Update …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2" draw:text-style-name="P10" draw:id="id14" draw:layer="layout" svg:width="7.196cm" svg:height="1.905cm" svg:x="9.102cm" svg:y="6.985cm">
          <text:p text:style-name="P9"><text:span text:style-name="T16">Update 100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8" draw:text-style-name="P14" draw:id="id15" draw:layer="layout" svg:width="2.305cm" svg:height="2.622cm" svg:x="22.105cm" svg:y="6.756cm">
          <text:p text:style-name="P9"><text:span text:style-name="T17">101</text:span></text:p>
          <text:p text:style-name="P9"><text:span text:style-name="T17">round</text:span></text:p>
          <text:p text:style-name="P9"><text:span text:style-name="T17">trips</text:span></text:p>
          <draw:enhanced-geometry svg:viewBox="0 0 21600 21600" draw:type="mso-spt202" draw:enhanced-path="M 0 0 L 21600 0 21600 21600 0 21600 0 0 Z N"/>
        </draw:custom-shape>
        <draw:custom-shape draw:style-name="gr18" draw:text-style-name="P14" draw:id="id22" draw:layer="layout" svg:width="2.305cm" svg:height="2.622cm" svg:x="22.198cm" svg:y="12.7cm">
          <text:p text:style-name="P9"><text:span text:style-name="T17">5</text:span></text:p>
          <text:p text:style-name="P9"><text:span text:style-name="T17">round</text:span></text:p>
          <text:p text:style-name="P9"><text:span text:style-name="T17">trip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7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Batch Update Support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Spring’s Batch Update Support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Most useful for updating a large number of rows in the same table</text:span></text:p>
              </text:list-item>
              <text:list-item>
                <text:p text:style-name="P7"><text:span text:style-name="T4">Two options</text:span></text:p>
                <text:list>
                  <text:list-item>
                    <text:p text:style-name="P3"><text:span text:style-name="T4">Use the </text:span><text:span text:style-name="T5">JdbcTemplate</text:span><text:span text:style-name="T4"> </text:span><text:span text:style-name="T5">batchUpdate</text:span><text:span text:style-name="T4"> method</text:span></text:p>
                  </text:list-item>
                  <text:list-item>
                    <text:p text:style-name="P3"><text:span text:style-name="T4">Extend </text:span><text:span text:style-name="T5">BatchSqlUp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8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JdbcTemplate batchUpdat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Using JdbcTemplate batchUpdate</text:span></text:p>
          </draw:text-box>
        </draw:frame>
        <draw:frame presentation:style-name="pr8" draw:text-style-name="P16" draw:id="id24" draw:layer="layout" svg:width="23.495cm" svg:height="11.431cm" svg:x="1.057cm" svg:y="3.81cm" presentation:class="outline" presentation:user-transformed="true">
          <draw:text-box>
            <text:p text:id="id25" text:style-name="P15"><text:span text:style-name="T18">public void</text:span><text:span text:style-name="T19"> insertRestaurantBatch(</text:span><text:span text:style-name="T18">final</text:span><text:span text:style-name="T19"> List&lt;Restaurant&gt; batch) {</text:span></text:p>
            <text:p text:id="id26" text:style-name="P15"><text:span text:style-name="T19"><text:s text:c="4"/></text:span><text:span text:style-name="T19">String sql = </text:span><text:span text:style-name="T20">“insert into t_restaurant (number, name, …) values (?, ?, …)”</text:span><text:span text:style-name="T19">;</text:span></text:p>
            <text:p text:id="id27" text:style-name="P15"><text:span text:style-name="T19"><text:s text:c="4"/></text:span><text:span text:style-name="T19">getJdbcTemplate().batchUpdate(sql, </text:span><text:span text:style-name="T18">new</text:span><text:span text:style-name="T19"> BatchPreparedStatementSetter() {</text:span></text:p>
            <text:p text:id="id28" text:style-name="P15"><text:span text:style-name="T19"><text:s text:c="10"/></text:span><text:span text:style-name="T18">public int</text:span><text:span text:style-name="T19"> getBatchSize() {</text:span></text:p>
            <text:p text:id="id29" text:style-name="P15"><text:span text:style-name="T19"><text:s text:c="14"/></text:span><text:span text:style-name="T18">return</text:span><text:span text:style-name="T19"> batch.size();</text:span></text:p>
            <text:p text:id="id30" text:style-name="P15"><text:span text:style-name="T19"><text:s text:c="10"/></text:span><text:span text:style-name="T19">}</text:span></text:p>
            <text:p text:id="id31" text:style-name="P15"><text:span text:style-name="T19"><text:s text:c="10"/></text:span><text:span text:style-name="T18">public void</text:span><text:span text:style-name="T19"> setValues(PreparedStatement ps, </text:span><text:span text:style-name="T21">int</text:span><text:span text:style-name="T19"> i) throws SQLException {</text:span></text:p>
            <text:p text:id="id32" text:style-name="P15"><text:span text:style-name="T19"><text:s text:c="14"/></text:span><text:span text:style-name="T19">Restaurant restaurant = batch.get(i);</text:span></text:p>
            <text:p text:id="id33" text:style-name="P15"><text:span text:style-name="T19"><text:s text:c="14"/></text:span><text:span text:style-name="T19">ps.setString(1, restaurant.getNumber());</text:span></text:p>
            <text:p text:id="id34" text:style-name="P15"><text:span text:style-name="T19"><text:s text:c="14"/></text:span><text:span text:style-name="T19">ps.setString(2, restaurant.getName());</text:span></text:p>
            <text:p text:id="id35" text:style-name="P15"><text:span text:style-name="T19"><text:s text:c="14"/>…</text:span></text:p>
            <text:p text:id="id36" text:style-name="P15"><text:span text:style-name="T19"><text:s text:c="10"/></text:span><text:span text:style-name="T19">}</text:span></text:p>
            <text:p text:id="id37" text:style-name="P15"><text:span text:style-name="T19"><text:s text:c="4"/></text:span><text:span text:style-name="T19">});</text:span></text:p>
            <text:p text:id="id38" text:style-name="P15"><text:span text:style-name="T19">}</text:span></text:p>
          </draw:text-box>
        </draw:frame>
        <draw:custom-shape draw:style-name="gr19" draw:text-style-name="P18" draw:id="id39" draw:layer="layout" svg:width="14.792cm" svg:height="7.512cm" svg:x="8.667cm" svg:y="11.33cm">
          <text:p text:id="id40" text:style-name="P17"><text:span text:style-name="T22">class</text:span><text:span text:style-name="T14"> JdbcTemplate {</text:span></text:p>
          <text:p text:id="id41" text:style-name="P17"><text:span text:style-name="T23"><text:s text:c="4"/></text:span><text:span text:style-name="T23">public int</text:span><text:span text:style-name="T14"> batchUpdate(sql, callback) {</text:span></text:p>
          <text:p text:id="id42" text:style-name="P17"><text:span text:style-name="T14"><text:s text:c="8"/></text:span><text:span text:style-name="T24">// acquire connection</text:span></text:p>
          <text:p text:id="id43" text:style-name="P17"><text:span text:style-name="T24"><text:s text:c="8"/></text:span><text:span text:style-name="T24">// prepare statement</text:span></text:p>
          <text:p text:id="id44" text:style-name="P17"><text:span text:style-name="T24"><text:s text:c="8"/></text:span><text:span text:style-name="T24">// for i = 0 to batch size</text:span></text:p>
          <text:p text:id="id45" text:style-name="P17"><text:span text:style-name="T14"><text:s text:c="12"/></text:span><text:span text:style-name="T14">callback.setValues(stmt, i);</text:span></text:p>
          <text:p text:id="id46" text:style-name="P17"><text:span text:style-name="T14"><text:s text:c="12"/></text:span><text:span text:style-name="T14">stmt.addBatch();</text:span></text:p>
          <text:p text:id="id47" text:style-name="P17"><text:span text:style-name="T14"><text:s text:c="8"/></text:span><text:span text:style-name="T22">return</text:span><text:span text:style-name="T14"> stmt.executeBatch();</text:span></text:p>
          <text:p text:id="id48" text:style-name="P17"><text:span text:style-name="T14"><text:s text:c="8"/></text:span><text:span text:style-name="T24">// release connection</text:span></text:p>
          <text:p text:id="id49" text:style-name="P17"><text:span text:style-name="T14"><text:s text:c="4"/></text:span><text:span text:style-name="T14">} <text:s text:c="2"/></text:span></text:p>
          <text:p text:style-name="P17"><text:span text:style-name="T14">}</text:span></text:p>
          <draw:enhanced-geometry svg:viewBox="0 0 21600 21600" draw:type="mso-spt202" draw:enhanced-path="M 0 0 L 21600 0 21600 21600 0 21600 0 0 Z N"/>
        </draw:custom-shape>
        <draw:rect draw:style-name="gr20" draw:layer="layout" svg:width="5.056cm" svg:height="1.078cm" svg:x="2.934cm" svg:y="13.538cm">
          <text:p>You provide this</text:p>
        </draw:rect>
        <draw:rect draw:style-name="gr20" draw:layer="layout" svg:width="5.056cm" svg:height="1.078cm" svg:x="2.934cm" svg:y="13.538cm">
          <text:p>You provide this</text:p>
        </draw:rect>
        <draw:rect draw:style-name="gr20" draw:layer="layout" svg:width="5.823cm" svg:height="1.078cm" svg:x="17.267cm" svg:y="13.538cm">
          <text:p>Spring provides this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background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anim:sub-item="background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42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42" anim:sub-item="text" smil:attributeName="color" smil:to="#3f7f7f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43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43" anim:sub-item="text" smil:attributeName="color" smil:to="#3f7f7f" anim:color-interpolation="rgb" anim:color-interpolation-direction="clockwise"/>
                </anim:par>
                <anim:par anim:id="id50"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44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anim:id="id51" smil:begin="0s" smil:end="next" smil:fill="hold" smil:repeatCount="indefinite" presentation:node-type="on-click" presentation:preset-class="emphasis" presentation:preset-id="ooo-emphasis-font-color" presentation:preset-sub-type="2">
                  <anim:animateColor smil:dur="0.5s" smil:fill="hold" smil:targetElement="id45" anim:sub-item="text" smil:attributeName="color" smil:to="#ff0000" anim:color-interpolation="rgb" anim:color-interpolation-direction="clockwise"/>
                </anim:par>
                <anim:par anim:id="id52" smil:begin="0s" smil:end="next" smil:fill="hold" smil:repeatCount="indefinite" presentation:node-type="with-previous" presentation:preset-class="emphasis" presentation:preset-id="ooo-emphasis-font-color" presentation:preset-sub-type="2">
                  <anim:animateColor smil:dur="0.5s" smil:fill="hold" smil:targetElement="id46" anim:sub-item="text" smil:attributeName="color" smil:to="#ff0000" anim:color-interpolation="rgb" anim:color-interpolation-direction="clockwise"/>
                </anim:par>
                <anim:par anim:id="id53" smil:begin="0s" smil:end="next" smil:fill="hold" smil:repeatCount="indefinite" presentation:node-type="with-previous" presentation:preset-class="emphasis" presentation:preset-id="ooo-emphasis-font-color" presentation:preset-sub-type="2">
                  <anim:animateColor smil:dur="0.5s" smil:fill="hold" smil:targetElement="id31" anim:sub-item="text" smil:attributeName="color" smil:to="#ff0000" anim:color-interpolation="rgb" anim:color-interpolation-direction="clockwise"/>
                </anim:par>
                <anim:animateColor smil:begin="0s" smil:dur="0.001s" smil:fill="hold" presentation:master-element="id50" smil:targetElement="id44" smil:attributeName="dim" smil:to="#3f7f7f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47" anim:sub-item="text" smil:attributeName="color" smil:to="#ff0000" anim:color-interpolation="rgb" anim:color-interpolation-direction="clockwise"/>
                </anim:par>
                <anim:animateColor smil:begin="0s" smil:dur="0.001s" smil:fill="hold" presentation:master-element="id51" smil:targetElement="id45" smil:attributeName="dim" smil:to="#000000" anim:color-interpolation="rgb" anim:color-interpolation-direction="clockwise"/>
                <anim:animateColor smil:begin="0s" smil:dur="0.001s" smil:fill="hold" presentation:master-element="id52" smil:targetElement="id46" smil:attributeName="dim" smil:to="#000000" anim:color-interpolation="rgb" anim:color-interpolation-direction="clockwise"/>
                <anim:animateColor smil:begin="0s" smil:dur="0.001s" smil:fill="hold" presentation:master-element="id53" smil:targetElement="id31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47" anim:sub-item="text" smil:attributeName="color" smil:to="#000000" anim:color-interpolation="rgb" anim:color-interpolation-direction="clockwise"/>
                </anim:par>
                <anim:par anim:id="id54"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48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animateColor smil:begin="0s" smil:dur="0.001s" smil:fill="hold" presentation:master-element="id54" smil:targetElement="id48" smil:attributeName="dim" smil:to="#3f7f7f" anim:color-interpolation="rgb" anim:color-interpolation-direction="clockwise"/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9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BatchSqlUpdat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4">Extending BatchSqlUpdate</text:span></text:p>
          </draw:text-box>
        </draw:frame>
        <draw:custom-shape draw:style-name="gr21" draw:text-style-name="P20" draw:layer="layout" svg:width="22.225cm" svg:height="10.41cm" svg:x="2.117cm" svg:y="4.022cm">
          <text:p text:style-name="P17"><text:span text:style-name="T25">class</text:span><text:span text:style-name="T26"> RestaurantLoader extends BatchSqlUpdate {</text:span></text:p>
          <text:p text:style-name="P19"><text:span text:style-name="T27"><text:s text:c="4"/></text:span><text:span text:style-name="T28">public</text:span><text:span text:style-name="T29"> RestaurantLoader(DataSource dataSource) {</text:span></text:p>
          <text:p text:style-name="P19"><text:span text:style-name="T29"><text:s text:c="8"/></text:span><text:span text:style-name="T28">super</text:span><text:span text:style-name="T29">(dataSource, </text:span><text:span text:style-name="T30">“insert into t_restaurant values (number, name…”</text:span><text:span text:style-name="T29">);</text:span></text:p>
          <text:p text:style-name="P19"><text:span text:style-name="T29"><text:s text:c="8"/></text:span><text:span text:style-name="T29">declareParameter(new SqlParameter(</text:span><text:span text:style-name="T30">“number”</text:span><text:span text:style-name="T29">, Types.String));</text:span></text:p>
          <text:p text:style-name="P19"><text:span text:style-name="T29"><text:s text:c="8"/></text:span><text:span text:style-name="T29">declareParameter(new SqlParameter(</text:span><text:span text:style-name="T30">“name”</text:span><text:span text:style-name="T29">, Types.String));</text:span></text:p>
          <text:p text:style-name="P19"><text:span text:style-name="T29"><text:s text:c="8"/></text:span><text:span text:style-name="T29">compile();</text:span></text:p>
          <text:p text:style-name="P19"><text:span text:style-name="T29"><text:s text:c="4"/></text:span><text:span text:style-name="T29">}</text:span></text:p>
          <text:p text:id="id55" text:style-name="P19"><text:span text:style-name="T31"><text:s text:c="4"/></text:span><text:span text:style-name="T31">public void</text:span><text:span text:style-name="T29"> load(List&lt;Restaurant&gt; batch) {</text:span></text:p>
          <text:p text:id="id58" text:style-name="P19"><text:span text:style-name="T29"><text:s text:c="8"/></text:span><text:span text:style-name="T28">for</text:span><text:span text:style-name="T29"> (Restaurant r : batch) {</text:span></text:p>
          <text:p text:id="id59" text:style-name="P19"><text:span text:style-name="T29"><text:s text:c="12"/></text:span><text:span text:style-name="T29">update(new Object[] { r.getNumber(), r.getName() });</text:span></text:p>
          <text:p text:id="id60" text:style-name="P19"><text:span text:style-name="T29"><text:s text:c="8"/></text:span><text:span text:style-name="T29">}</text:span></text:p>
          <text:p text:id="id62" text:style-name="P19"><text:span text:style-name="T29"><text:s text:c="8"/></text:span><text:span text:style-name="T29">flush();</text:span></text:p>
          <text:p text:id="id57" text:style-name="P19"><text:span text:style-name="T29"><text:s text:c="4"/></text:span><text:span text:style-name="T29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draw:frame presentation:style-name="pr9" draw:text-style-name="P16" draw:id="id64" draw:layer="layout" svg:width="20.108cm" svg:height="4.234cm" svg:x="4.745cm" svg:y="13.546cm" presentation:class="outline" presentation:user-transformed="true">
          <draw:text-box>
            <text:p text:style-name="P15"><text:span text:style-name="T19">RestaurantLoader loader = </text:span><text:span text:style-name="T18">new</text:span><text:span text:style-name="T19"> ResturantLoader(dataSource);</text:span></text:p>
            <text:p text:style-name="P15"><text:span text:style-name="T32">// open file</text:span></text:p>
            <text:p text:style-name="P15"><text:span text:style-name="T32">// for each batch in file</text:span></text:p>
            <text:p text:style-name="P15"><text:span text:style-name="T19"><text:s text:c="4"/></text:span><text:span text:style-name="T19">loader.load(batch);</text:span></text:p>
            <text:p text:style-name="P15"><text:span text:style-name="T32">// close file</text:span></text:p>
          </draw:text-box>
        </draw:frame>
        <draw:g draw:id="id56">
          <draw:line draw:style-name="gr2" draw:text-style-name="P8" draw:layer="layout" svg:x1="17.808cm" svg:y1="9.666cm" svg:x2="15.057cm" svg:y2="9.641cm">
            <text:p/>
          </draw:line>
          <draw:custom-shape draw:style-name="gr4" draw:text-style-name="P11" draw:layer="layout" svg:width="6.039cm" svg:height="1.683cm" svg:x="17.866cm" svg:y="8.89cm">
            <text:p text:style-name="P9"><text:span text:style-name="T12">Typed</text:span></text:p>
            <text:p text:style-name="P9"><text:span text:style-name="T12">execute method</text:span></text:p>
            <draw:enhanced-geometry svg:viewBox="0 0 21600 21600" draw:type="mso-spt202" draw:enhanced-path="M 0 0 L 21600 0 21600 21600 0 21600 0 0 Z N"/>
          </draw:custom-shape>
        </draw:g>
        <draw:g draw:id="id63">
          <draw:line draw:style-name="gr2" draw:text-style-name="P8" draw:layer="layout" svg:x1="9.288cm" svg:y1="12.575cm" svg:x2="5.69cm" svg:y2="12.575cm">
            <text:p/>
          </draw:line>
          <draw:custom-shape draw:style-name="gr3" draw:text-style-name="P10" draw:layer="layout" svg:width="6.117cm" svg:height="0.972cm" svg:x="9.076cm" svg:y="12.151cm">
            <text:p text:style-name="P9"><text:span text:style-name="T12">Execute the batch</text:span></text:p>
            <draw:enhanced-geometry svg:viewBox="0 0 21600 21600" draw:type="mso-spt202" draw:enhanced-path="M 0 0 L 21600 0 21600 21600 0 21600 0 0 Z N"/>
          </draw:custom-shape>
        </draw:g>
        <draw:g draw:id="id61">
          <draw:line draw:style-name="gr2" draw:text-style-name="P8" draw:layer="layout" svg:x1="18.035cm" svg:y1="12.603cm" svg:x2="14.296cm" svg:y2="11.619cm">
            <text:p/>
          </draw:line>
          <draw:custom-shape draw:style-name="gr10" draw:text-style-name="P11" draw:layer="layout" svg:width="5.849cm" svg:height="0.972cm" svg:x="18.056cm" svg:y="12.132cm">
            <text:p text:style-name="P9"><text:span text:style-name="T12">Add to the batch</text:span></text:p>
            <draw:enhanced-geometry svg:viewBox="0 0 21600 21600" draw:type="mso-spt202" draw:enhanced-path="M 0 0 L 21600 0 21600 21600 0 21600 0 0 Z N"/>
          </draw:custom-shape>
        </draw:g>
        <draw:rect draw:style-name="gr20" draw:layer="layout" svg:width="6.114cm" svg:height="1.078cm" svg:x="17.866cm" svg:y="4.338cm">
          <text:p>You provide this</text:p>
        </draw:rect>
        <draw:rect draw:style-name="gr20" draw:layer="layout" svg:width="5.839cm" svg:height="1.078cm" svg:x="18.066cm" svg:y="15.238cm">
          <text:p>Spring provides this</text:p>
        </draw:rect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">Topics in this Session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"><text:span text:style-name="T2">Executing a Stored Procedure</text:span></text:p>
              </text:list-item>
              <text:list-item>
                <text:p text:style-name="P5"><text:span text:style-name="T2">Executing Batch Updates</text:span></text:p>
              </text:list-item>
              <text:list-item>
                <text:p text:style-name="P5"><text:span text:style-name="T3">Extracting Native Resources</text:span></text:p>
              </text:list-item>
              <text:list-item>
                <text:p text:style-name="P5"><text:span text:style-name="T2">Handling Large Objects (LOBs)</text:span></text:p>
              </text:list-item>
              <text:list-item>
                <text:p text:style-name="P5"><text:span text:style-name="T2">Customizing Exception Translation</text:span></text:p>
              </text:list-item>
              <text:list-item>
                <text:p text:style-name="P5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1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racting Native Resource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Extracting Native Resources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A pooling <text:span text:style-name="T33">DataSource</text:span> wraps its resources</text:p>
                <text:list>
                  <text:list-item>
                    <text:p text:style-name="P3">Connections, Statements, etc</text:p>
                  </text:list-item>
                </text:list>
              </text:list-item>
              <text:list-item>
                <text:p text:style-name="P7">So those resources can be pooled</text:p>
                <text:list>
                  <text:list-item>
                    <text:p text:style-name="P3">Calling <text:span text:style-name="T33">close()</text:span> returns the resource to the pool</text:p>
                  </text:list-item>
                </text:list>
              </text:list-item>
              <text:list-item>
                <text:p text:style-name="P7">This presents a challenge when access to the native resource is required</text:p>
                <text:list>
                  <text:list-item>
                    <text:p text:style-name="P3">Cannot simply down cast</text:p>
                  </text:list-item>
                  <text:list-item>
                    <text:p text:style-name="P3">Must <text:span text:style-name="T34">extract</text:span> the native resource from its wrappe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Native Jdbc Extractor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Spring’s Native Jdbc Extractor</text:span></text:p>
          </draw:text-box>
        </draw:frame>
        <draw:frame presentation:style-name="pr5" draw:text-style-name="P6" draw:layer="layout" svg:width="21.855cm" svg:height="11.298cm" svg:x="1.745cm" svg:y="4.657cm" presentation:class="outline" presentation:user-transformed="true">
          <draw:text-box>
            <text:list text:style-name="L3">
              <text:list-item>
                <text:p text:style-name="P5"><text:span text:style-name="T4">Extracts native JDBC resources for you</text:span></text:p>
              </text:list-item>
              <text:list-item>
                <text:p text:style-name="P5"><text:span text:style-name="T4">Implementations exist for the major connection pools</text:span></text:p>
                <text:list>
                  <text:list-item>
                    <text:p text:style-name="P21"><text:span text:style-name="T4">Apache Commons DBCP</text:span></text:p>
                  </text:list-item>
                  <text:list-item>
                    <text:p text:style-name="P21"><text:span text:style-name="T4">c3p0</text:span></text:p>
                  </text:list-item>
                  <text:list-item>
                    <text:p text:style-name="P21"><text:span text:style-name="T4">BEA Weblogic 6.1+</text:span></text:p>
                  </text:list-item>
                  <text:list-item>
                    <text:p text:style-name="P21"><text:span text:style-name="T4">IBM Websphere 4+</text:span></text:p>
                  </text:list-item>
                  <text:list-item>
                    <text:p text:style-name="P21"><text:span text:style-name="T4">JBoss</text:span></text:p>
                  </text:list-item>
                </text:list>
              </text:list-item>
              <text:list-item>
                <text:p text:style-name="P5"><text:span text:style-name="T4">Generic ‘simple’ implementation works with most others</text:span></text:p>
              </text:list-item>
            </text:list>
            <text:p text:style-name="P22"><text:span text:style-name="T4"/></text:p>
          </draw:text-box>
        </draw:frame>
        <presentation:notes draw:style-name="dp2">
          <draw:page-thumbnail draw:layer="layout" svg:width="13.335cm" svg:height="10.001cm" svg:x="3.493cm" svg:y="2.002cm" draw:page-number="1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a NativeJdbcExtractor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35">Configuring a NativeJdbcExtractor</text:span></text:p>
          </draw:text-box>
        </draw:frame>
        <draw:frame presentation:style-name="pr10" draw:text-style-name="P16" draw:layer="layout" svg:width="22.437cm" svg:height="11.219cm" svg:x="1.692cm" svg:y="5.08cm" presentation:class="outline" presentation:user-transformed="true">
          <draw:text-box>
            <text:p text:style-name="P15"><text:span text:style-name="T32">&lt;bean </text:span><text:span text:style-name="T18">id</text:span><text:span text:style-name="T19">=</text:span><text:span text:style-name="T36">“accountRepository”</text:span><text:span text:style-name="T32"> </text:span><text:span text:style-name="T18">class</text:span><text:span text:style-name="T19">=</text:span><text:span text:style-name="T36">“example.JdbcAccountRepository”</text:span><text:span text:style-name="T32">&gt;</text:span></text:p>
            <text:p text:style-name="P15"><text:span text:style-name="T32"><text:s text:c="4"/></text:span><text:span text:style-name="T32">&lt;property </text:span><text:span text:style-name="T18">name</text:span><text:span text:style-name="T19">=</text:span><text:span text:style-name="T36">“jdbcTemplate”</text:span><text:span text:style-name="T32"> </text:span><text:span text:style-name="T18">ref</text:span><text:span text:style-name="T19">=</text:span><text:span text:style-name="T36">“jdbcTemplate” </text:span><text:span text:style-name="T32">/&gt;</text:span></text:p>
            <text:p text:style-name="P15"><text:span text:style-name="T32">&lt;/bean&gt;</text:span></text:p>
            <text:p text:style-name="P15"><text:span text:style-name="T32"/></text:p>
            <text:p text:style-name="P15"><text:span text:style-name="T32">&lt;bean </text:span><text:span text:style-name="T18">id</text:span><text:span text:style-name="T19">=</text:span><text:span text:style-name="T36">“jdbcTemplate”</text:span></text:p>
            <text:p text:style-name="P15"><text:span text:style-name="T32"><text:s text:c="6"/></text:span><text:span text:style-name="T18">class</text:span><text:span text:style-name="T19">=</text:span><text:span text:style-name="T36">“org.springframework.jdbc.core.JdbcTemplate”</text:span><text:span text:style-name="T32">&gt;</text:span></text:p>
            <text:p text:style-name="P15"><text:span text:style-name="T32"><text:s text:c="4"/></text:span><text:span text:style-name="T32">&lt;property </text:span><text:span text:style-name="T18">name</text:span><text:span text:style-name="T19">=</text:span><text:span text:style-name="T36">“dataSource”</text:span><text:span text:style-name="T32"> </text:span><text:span text:style-name="T18">ref</text:span><text:span text:style-name="T19">=</text:span><text:span text:style-name="T36">“dataSource” </text:span><text:span text:style-name="T32">/&gt;</text:span></text:p>
            <text:p text:style-name="P15"><text:span text:style-name="T32"><text:s text:c="4"/></text:span><text:span text:style-name="T32">&lt;property</text:span><text:span text:style-name="T19"> </text:span><text:span text:style-name="T21">name</text:span><text:span text:style-name="T19">=</text:span><text:span text:style-name="T36">“nativeJdbcExtractor”</text:span><text:span text:style-name="T19">&gt;</text:span></text:p>
            <text:p text:style-name="P15"><text:span text:style-name="T32"><text:s text:c="8"/></text:span><text:span text:style-name="T32">&lt;bean</text:span><text:span text:style-name="T19"> </text:span><text:span text:style-name="T21">class</text:span><text:span text:style-name="T19">=</text:span><text:span text:style-name="T36">“org.springframework.jdbc.support.nativejdbc.</text:span></text:p>
            <text:p text:style-name="P15"><text:span text:style-name="T19"><text:s text:c="32"/></text:span><text:span text:style-name="T36">WeblogicNativeJdbcExtractor” </text:span><text:span text:style-name="T32">/&gt;</text:span></text:p>
            <text:p text:style-name="P15"><text:span text:style-name="T32"><text:s text:c="4"/></text:span><text:span text:style-name="T32">&lt;/property&gt;</text:span></text:p>
            <text:p text:style-name="P15"><text:span text:style-name="T32">&lt;/bean&gt;</text:span></text:p>
            <text:p text:style-name="P15"><text:span text:style-name="T32"/></text:p>
            <text:p text:style-name="P15"><text:span text:style-name="T32">&lt;jee:jndi-lookup</text:span><text:span text:style-name="T18"> id</text:span><text:span text:style-name="T19">=</text:span><text:span text:style-name="T36">“dataSource”</text:span><text:span text:style-name="T32"> </text:span><text:span text:style-name="T18">jndi-name</text:span><text:span text:style-name="T19">=</text:span><text:span text:style-name="T36">“java:comp/env/accounting” </text:span><text:span text:style-name="T32">/&gt;</text:span></text:p>
          </draw:text-box>
        </draw:frame>
        <draw:polyline draw:style-name="gr22" draw:text-style-name="P8" draw:id="id66" draw:layer="layout" svg:width="0cm" svg:height="1.057cm" svg:x="11.244cm" svg:y="12.493cm" svg:viewBox="0 0 0 1058" draw:points="0,1058 0,0">
          <text:p text:style-name="P4"/>
        </draw:polyline>
        <draw:custom-shape draw:style-name="gr3" draw:text-style-name="P10" draw:id="id65" draw:layer="layout" svg:width="11.642cm" svg:height="0.972cm" svg:x="6.376cm" svg:y="13.551cm">
          <text:p text:style-name="P12"><text:span text:style-name="T12">Native extractor configured on templat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4"/>
          <draw:frame presentation:style-name="pr11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Extracting a Native Resourc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37">Extracting a Native Resource</text:span></text:p>
          </draw:text-box>
        </draw:frame>
        <draw:frame presentation:style-name="pr12" draw:text-style-name="P16" draw:layer="layout" svg:width="21.59cm" svg:height="9.314cm" svg:x="1.905cm" svg:y="5.079cm" presentation:class="outline" presentation:user-transformed="true">
          <draw:text-box>
            <text:p text:style-name="P15"><text:span text:style-name="T18">public class</text:span><text:span text:style-name="T19"> JdbcAccountDao </text:span><text:span text:style-name="T18">extends</text:span><text:span text:style-name="T19"> JdbcDaoSupport </text:span></text:p>
            <text:p text:style-name="P15"><text:span text:style-name="T19"><text:s text:c="47"/></text:span><text:span text:style-name="T18"><text:s/></text:span><text:span text:style-name="T18">implements</text:span><text:span text:style-name="T19"> AccountDao {</text:span></text:p>
            <text:p text:style-name="P15"><text:span text:style-name="T19"><text:s text:c="4"/></text:span><text:span text:style-name="T18">public void</text:span><text:span text:style-name="T19"> generateMonthlyStatement() {</text:span></text:p>
            <text:p text:style-name="P15"><text:span text:style-name="T19"><text:s text:c="8"/></text:span><text:span text:style-name="T19">getJdbcTemplate().execute(new ConnectionCallback() {</text:span></text:p>
            <text:p text:style-name="P15"><text:span text:style-name="T19"><text:s text:c="16"/></text:span><text:span text:style-name="T19">Object doInConnection(Connection c) </text:span><text:span text:style-name="T18">throws</text:span><text:span text:style-name="T19"> SQLException, <text:s text:c="2"/></text:span></text:p>
            <text:p text:style-name="P15"><text:span text:style-name="T19"><text:s text:c="77"/></text:span><text:span text:style-name="T19">DataAccessException {</text:span></text:p>
            <text:p text:style-name="P15"><text:span text:style-name="T19"><text:s text:c="20"/></text:span><text:span text:style-name="T19">OracleConnection oracle = (OracleConnection) c;</text:span></text:p>
            <text:p text:style-name="P15"><text:span text:style-name="T32"><text:s text:c="20"/></text:span><text:span text:style-name="T32">// use Oracle specific methods...</text:span></text:p>
            <text:p text:style-name="P15"><text:span text:style-name="T19"><text:s text:c="16"/></text:span><text:span text:style-name="T19">}</text:span></text:p>
            <text:p text:style-name="P15"><text:span text:style-name="T19"><text:s text:c="8"/></text:span><text:span text:style-name="T19">});</text:span></text:p>
            <text:p text:style-name="P15"><text:span text:style-name="T19"><text:s text:c="4"/></text:span><text:span text:style-name="T19">}</text:span></text:p>
            <text:p text:style-name="P15"><text:span text:style-name="T19">}</text:span></text:p>
          </draw:text-box>
        </draw:frame>
        <draw:polyline draw:style-name="gr22" draw:text-style-name="P8" draw:id="id68" draw:layer="layout" svg:width="0cm" svg:height="1.48cm" svg:x="15.452cm" svg:y="10.371cm" svg:viewBox="0 0 0 1481" draw:points="0,1481 0,0">
          <text:p text:style-name="P4"/>
        </draw:polyline>
        <draw:custom-shape draw:style-name="gr3" draw:text-style-name="P10" draw:id="id67" draw:layer="layout" svg:width="12.489cm" svg:height="1.048cm" svg:x="9.313cm" svg:y="11.853cm">
          <text:p text:style-name="P12"><text:span text:style-name="T17">Native connection is extracted for you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">Topics in this Session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"><text:span text:style-name="T2">Executing a Stored Procedure</text:span></text:p>
              </text:list-item>
              <text:list-item>
                <text:p text:style-name="P5"><text:span text:style-name="T2">Executing Batch Updates</text:span></text:p>
              </text:list-item>
              <text:list-item>
                <text:p text:style-name="P5"><text:span text:style-name="T2">Extracting Native Resources</text:span></text:p>
              </text:list-item>
              <text:list-item>
                <text:p text:style-name="P5"><text:span text:style-name="T3">Handling Large Objects (LOBs)</text:span></text:p>
              </text:list-item>
              <text:list-item>
                <text:p text:style-name="P5"><text:span text:style-name="T2">Customizing Exception Translation</text:span></text:p>
              </text:list-item>
              <text:list-item>
                <text:p text:style-name="P5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andling Large Objects (LOBs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Handling Large Objects (LOBs)</text:span></text:p>
          </draw:text-box>
        </draw:frame>
        <draw:frame presentation:style-name="pr5" draw:text-style-name="P23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8">Fully compliant JDBC drivers handle large objects (Binary or Character-based) through PreparedStatement and ResultSet methods</text:span></text:p>
              </text:list-item>
            </text:list>
          </draw:text-box>
        </draw:frame>
        <draw:g>
          <draw:custom-shape draw:style-name="gr23" draw:text-style-name="P10" draw:layer="layout" svg:width="9.101cm" svg:height="1.098cm" svg:x="12.699cm" svg:y="13.917cm">
            <text:p text:style-name="P24"><text:span text:style-name="T39">rs.getCharacterStream(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3.598cm" svg:y="13.917cm">
            <text:p text:style-name="P24"><text:span text:style-name="T39">ps.setCharacterStream(..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12.699cm" svg:y="12.819cm">
            <text:p text:style-name="P24"><text:span text:style-name="T39">rs.getAsciiStream(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3.598cm" svg:y="12.819cm">
            <text:p text:style-name="P24"><text:span text:style-name="T39">ps.setAsciiStream(..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12.699cm" svg:y="11.721cm">
            <text:p text:style-name="P24"><text:span text:style-name="T39">rs.getString(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3.598cm" svg:y="11.721cm">
            <text:p text:style-name="P24"><text:span text:style-name="T39">ps.setString(..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12.699cm" svg:y="10.623cm">
            <text:p text:style-name="P24"><text:span text:style-name="T39">rs.getBinaryStream(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3.598cm" svg:y="10.623cm">
            <text:p text:style-name="P24"><text:span text:style-name="T39">ps.setBinaryStream(..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12.699cm" svg:y="9.525cm">
            <text:p text:style-name="P24"><text:span text:style-name="T39">rs.getBytes(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9.101cm" svg:height="1.098cm" svg:x="3.598cm" svg:y="9.525cm">
            <text:p text:style-name="P24"><text:span text:style-name="T39">ps.setBytes(..)</text:span></text:p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3.598cm" svg:y1="9.525cm" svg:x2="21.801cm" svg:y2="9.525cm">
            <text:p/>
          </draw:line>
          <draw:line draw:style-name="gr25" draw:text-style-name="P8" draw:layer="layout" svg:x1="3.598cm" svg:y1="10.623cm" svg:x2="21.801cm" svg:y2="10.623cm">
            <text:p/>
          </draw:line>
          <draw:line draw:style-name="gr25" draw:text-style-name="P8" draw:layer="layout" svg:x1="3.598cm" svg:y1="11.721cm" svg:x2="21.801cm" svg:y2="11.721cm">
            <text:p/>
          </draw:line>
          <draw:line draw:style-name="gr25" draw:text-style-name="P8" draw:layer="layout" svg:x1="3.598cm" svg:y1="12.819cm" svg:x2="21.801cm" svg:y2="12.819cm">
            <text:p/>
          </draw:line>
          <draw:line draw:style-name="gr25" draw:text-style-name="P8" draw:layer="layout" svg:x1="3.598cm" svg:y1="13.917cm" svg:x2="21.801cm" svg:y2="13.917cm">
            <text:p/>
          </draw:line>
          <draw:line draw:style-name="gr24" draw:text-style-name="P8" draw:layer="layout" svg:x1="3.598cm" svg:y1="15.015cm" svg:x2="21.801cm" svg:y2="15.015cm">
            <text:p/>
          </draw:line>
          <draw:line draw:style-name="gr24" draw:text-style-name="P8" draw:layer="layout" svg:x1="3.598cm" svg:y1="9.525cm" svg:x2="3.598cm" svg:y2="15.015cm">
            <text:p/>
          </draw:line>
          <draw:line draw:style-name="gr25" draw:text-style-name="P8" draw:layer="layout" svg:x1="12.699cm" svg:y1="9.525cm" svg:x2="12.699cm" svg:y2="15.015cm">
            <text:p/>
          </draw:line>
          <draw:line draw:style-name="gr24" draw:text-style-name="P8" draw:layer="layout" svg:x1="21.801cm" svg:y1="9.525cm" svg:x2="21.801cm" svg:y2="15.015cm">
            <text:p/>
          </draw:line>
        </draw:g>
        <presentation:notes draw:style-name="dp2">
          <draw:page-thumbnail draw:layer="layout" svg:width="13.335cm" svg:height="10.001cm" svg:x="3.493cm" svg:y="2.002cm" draw:page-number="17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racle LOB Handling is Special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Oracle LOB Handling is Special</text:p>
          </draw:text-box>
        </draw:frame>
        <draw:frame presentation:style-name="pr5" draw:text-style-name="P23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8">Prior to 10g, Oracle required use of proprietary types for BLOBs and CLOB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38">oracle.sql.BLOB</text:span></text:p>
                  </text:list-item>
                  <text:list-item>
                    <text:p text:style-name="P25"><text:span text:style-name="T38">oracle.sql.CLOB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8">Accessing this proprietary API requires the native OracleConnection</text:span></text:p>
              </text:list-item>
              <text:list-item>
                <text:p text:style-name="P7"><text:span text:style-name="T38">Spring provides a portable LOB handling abstraction to hide this detail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LOB Handling Abstraction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Spring’s LOB Handling Abstraction</text:p>
          </draw:text-box>
        </draw:frame>
        <draw:frame presentation:style-name="pr5" draw:text-style-name="P23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8">Consists of a LobHandler interface and two implementation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38">DefaultLobHandler</text:span></text:p>
                  </text:list-item>
                  <text:list-item>
                    <text:p text:style-name="P25"><text:span text:style-name="T38">OracleLobHandl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8">Only the Oracle implementation requires a native connection</text:span></text:p>
              </text:list-item>
              <text:list-item>
                <text:p text:style-name="P7"><text:span text:style-name="T38">Lob fields are set in a special PreparedStatement callback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9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andling Lobs" draw:style-name="dp3" draw:master-page-name="Default" presentation:presentation-page-layout-name="AL2T1">
        <office:forms form:automatic-focus="false" form:apply-design-mode="false"/>
        <draw:frame presentation:style-name="pr13" draw:text-style-name="P2" draw:layer="layout" svg:width="21.59cm" svg:height="3.176cm" svg:x="0.635cm" svg:y="-0.424cm" presentation:class="title" presentation:user-transformed="true">
          <draw:text-box>
            <text:p text:style-name="P4">Handling LOBs</text:p>
          </draw:text-box>
        </draw:frame>
        <draw:frame presentation:style-name="pr14" draw:text-style-name="P16" draw:layer="layout" svg:width="24.342cm" svg:height="16.299cm" svg:x="0.423cm" svg:y="2.352cm" presentation:class="outline" presentation:user-transformed="true">
          <draw:text-box>
            <text:p text:style-name="P15"><text:span text:style-name="T18">public class</text:span><text:span text:style-name="T19"> JdbcImageRepository </text:span><text:span text:style-name="T18">extends</text:span><text:span text:style-name="T19"> JdbcDaoSupport {</text:span></text:p>
            <text:p text:style-name="P15"><text:span text:style-name="T21"><text:s text:c="4"/></text:span><text:span text:style-name="T21">private</text:span><text:span text:style-name="T19"> LobHandler </text:span><text:span text:style-name="T36">lobHandler</text:span><text:span text:style-name="T19"> = </text:span><text:span text:style-name="T21">new</text:span><text:span text:style-name="T19"> DefaultLobHandler();</text:span></text:p>
            <text:p text:style-name="P15"><text:span text:style-name="T19"/></text:p>
            <text:p text:style-name="P15"><text:span text:style-name="T19"><text:s text:c="4"/></text:span><text:span text:style-name="T18">public void</text:span><text:span text:style-name="T19"> setLobHandler(LobHandler lobHandler) { </text:span></text:p>
            <text:p text:style-name="P15"><text:span text:style-name="T19"><text:s text:c="8"/></text:span><text:span text:style-name="T18">this</text:span><text:span text:style-name="T19">.</text:span><text:span text:style-name="T36">lobHandler</text:span><text:span text:style-name="T19"> = lobHandler;</text:span></text:p>
            <text:p text:style-name="P15"><text:span text:style-name="T19"><text:s text:c="4"/></text:span><text:span text:style-name="T19">}</text:span></text:p>
            <text:p text:style-name="P15"><text:span text:style-name="T19"/></text:p>
            <text:p text:style-name="P15"><text:span text:style-name="T19"><text:s text:c="4"/></text:span><text:span text:style-name="T18">public void</text:span><text:span text:style-name="T19"> save(</text:span><text:span text:style-name="T18">final</text:span><text:span text:style-name="T19"> Image image)</text:span><text:span text:style-name="T18"> throws</text:span><text:span text:style-name="T19"> DataAccessException {</text:span></text:p>
            <text:p text:style-name="P15"><text:span text:style-name="T19"><text:s text:c="8"/></text:span><text:span text:style-name="T19">getJdbcTemplate().execute(</text:span></text:p>
            <text:p text:style-name="P15"><text:span text:style-name="T19"><text:s text:c="12"/></text:span><text:span text:style-name="T36">“</text:span><text:span text:style-name="T36">insert into images (name, content, description) values (?, ?, ?)”</text:span><text:span text:style-name="T19">, </text:span></text:p>
            <text:p text:style-name="P15"><text:span text:style-name="T21"><text:s text:c="12"/></text:span><text:span text:style-name="T21">new</text:span><text:span text:style-name="T19"> AbstractLobCreatingPreparedStatementCallback(</text:span><text:span text:style-name="T36">lobHandler</text:span><text:span text:style-name="T19">) {</text:span></text:p>
            <text:p text:style-name="P15"><text:span text:style-name="T19"><text:s text:c="16"/></text:span><text:span text:style-name="T18">protected void</text:span><text:span text:style-name="T19"> setValues(PreparedStatement ps, LobCreator lobCreator)</text:span></text:p>
            <text:p text:style-name="P15"><text:span text:style-name="T19"><text:s text:c="15"/></text:span><text:span text:style-name="T18"><text:s/></text:span><text:span text:style-name="T18">throws</text:span><text:span text:style-name="T19"> SQLException {</text:span></text:p>
            <text:p text:style-name="P15"><text:span text:style-name="T19"><text:s text:c="20"/></text:span><text:span text:style-name="T19">ps.setString(1, image.getName());</text:span></text:p>
            <text:p text:style-name="P15"><text:span text:style-name="T19"><text:s text:c="20"/></text:span><text:span text:style-name="T19">lobCreator.setBlobAsBinaryStream(ps, 2,</text:span></text:p>
            <text:p text:style-name="P15"><text:span text:style-name="T19"><text:s text:c="24"/></text:span><text:span text:style-name="T19">image.getInputStream(), image.getLength());</text:span></text:p>
            <text:p text:style-name="P15"><text:span text:style-name="T19"><text:s text:c="20"/></text:span><text:span text:style-name="T19">lobCreator.setClobAsString(ps, 3, image.getDescription());</text:span></text:p>
            <text:p text:style-name="P15"><text:span text:style-name="T19"><text:s text:c="16"/></text:span><text:span text:style-name="T19">}</text:span></text:p>
            <text:p text:style-name="P15"><text:span text:style-name="T19"><text:s text:c="8"/></text:span><text:span text:style-name="T19">});</text:span></text:p>
            <text:p text:style-name="P15"><text:span text:style-name="T19"><text:s text:c="4"/></text:span><text:span text:style-name="T19">}</text:span></text:p>
            <text:p text:style-name="P15"><text:span text:style-name="T19">}</text:span></text:p>
          </draw:text-box>
        </draw:frame>
        <draw:polyline draw:style-name="gr22" draw:text-style-name="P8" draw:id="id70" draw:layer="layout" svg:width="0cm" svg:height="1.269cm" svg:x="8.255cm" svg:y="15.163cm" svg:viewBox="0 0 0 1270" draw:points="0,1270 0,0">
          <text:p text:style-name="P4"/>
        </draw:polyline>
        <draw:custom-shape draw:style-name="gr3" draw:text-style-name="P10" draw:id="id69" draw:layer="layout" svg:width="12.489cm" svg:height="1.835cm" svg:x="2.963cm" svg:y="16.433cm">
          <text:p text:style-name="P12"><text:span text:style-name="T17">LOB creator provided by handler sets LOB-based column value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Special Oracle Lob Handling" draw:style-name="dp3" draw:master-page-name="Default" presentation:presentation-page-layout-name="AL2T1">
        <office:forms form:automatic-focus="false" form:apply-design-mode="false"/>
        <draw:frame presentation:style-name="pr15" draw:text-style-name="P2" draw:layer="layout" svg:width="17.475cm" svg:height="2.665cm" svg:x="0.846cm" svg:y="0.368cm" presentation:class="title" presentation:user-transformed="true">
          <draw:text-box>
            <text:p text:style-name="P4"><text:span text:style-name="T37">Configuring Special Oracle LOB Handling</text:span></text:p>
          </draw:text-box>
        </draw:frame>
        <draw:frame presentation:style-name="pr16" draw:text-style-name="P27" draw:layer="layout" svg:width="23.707cm" svg:height="9.738cm" svg:x="1.057cm" svg:y="4.867cm" presentation:class="outline" presentation:user-transformed="true">
          <draw:text-box>
            <text:p text:style-name="P26"><text:span text:style-name="T40">&lt;bean </text:span><text:span text:style-name="T41">id</text:span><text:span text:style-name="T42">=</text:span><text:span text:style-name="T43">“imageRepository”</text:span><text:span text:style-name="T40"> </text:span><text:span text:style-name="T41">class</text:span><text:span text:style-name="T42">=</text:span><text:span text:style-name="T43">“example.JdbcImageRepository”</text:span><text:span text:style-name="T40">&gt;</text:span></text:p>
            <text:p text:style-name="P26"><text:span text:style-name="T40"><text:s text:c="4"/></text:span><text:span text:style-name="T40">&lt;property </text:span><text:span text:style-name="T41">name</text:span><text:span text:style-name="T42">=</text:span><text:span text:style-name="T43">“lobHandler”</text:span><text:span text:style-name="T40"> </text:span><text:span text:style-name="T41">ref</text:span><text:span text:style-name="T42">=</text:span><text:span text:style-name="T43">“lobHandler”</text:span><text:span text:style-name="T40">/&gt;</text:span></text:p>
            <text:p text:style-name="P26"><text:span text:style-name="T40">&lt;/bean&gt;</text:span></text:p>
            <text:p text:style-name="P26"><text:span text:style-name="T40"/></text:p>
            <text:p text:style-name="P26"><text:span text:style-name="T40">&lt;bean </text:span><text:span text:style-name="T41">id</text:span><text:span text:style-name="T42">=</text:span><text:span text:style-name="T43">“lobHandler”</text:span></text:p>
            <text:p text:style-name="P26"><text:span text:style-name="T40"><text:s text:c="6"/></text:span><text:span text:style-name="T41">class</text:span><text:span text:style-name="T42">=</text:span><text:span text:style-name="T43">“org.springframework.jdbc.support.lob.OracleLobHandler”</text:span><text:span text:style-name="T40">&gt;</text:span></text:p>
            <text:p text:style-name="P26"><text:span text:style-name="T40"><text:s text:c="4"/></text:span><text:span text:style-name="T40">&lt;property </text:span><text:span text:style-name="T41">name</text:span><text:span text:style-name="T42">=</text:span><text:span text:style-name="T43">“nativeJdbcExtractor”</text:span><text:span text:style-name="T40">&gt;</text:span></text:p>
            <text:p text:style-name="P26"><text:span text:style-name="T40"><text:s text:c="8"/></text:span><text:span text:style-name="T40">&lt;bean</text:span><text:span text:style-name="T41"> class</text:span><text:span text:style-name="T42">=</text:span><text:span text:style-name="T43">“org.springframework.jdbc.support.nativejdbc.</text:span></text:p>
            <text:p text:style-name="P26"><text:span text:style-name="T43"><text:s text:c="30"/></text:span><text:span text:style-name="T43">CommonsDbcpNativeJdbcExtractor”</text:span><text:span text:style-name="T40">/&gt;</text:span></text:p>
            <text:p text:style-name="P26"><text:span text:style-name="T40"><text:s text:c="4"/></text:span><text:span text:style-name="T40">&lt;/property&gt;</text:span></text:p>
            <text:p text:style-name="P26"><text:span text:style-name="T40">&lt;/bean&gt;</text:span></text:p>
          </draw:text-box>
        </draw:frame>
        <draw:polyline draw:style-name="gr22" draw:text-style-name="P8" draw:id="id72" draw:layer="layout" svg:width="0cm" svg:height="1.269cm" svg:x="10.372cm" svg:y="12.488cm" svg:viewBox="0 0 0 1270" draw:points="0,1270 0,0">
          <text:p text:style-name="P4"/>
        </draw:polyline>
        <draw:custom-shape draw:style-name="gr3" draw:text-style-name="P10" draw:id="id71" draw:layer="layout" svg:width="12.488cm" svg:height="1.835cm" svg:x="5.08cm" svg:y="13.758cm">
          <text:p text:style-name="P12"><text:span text:style-name="T17">Oracle LOB handler requires native</text:span></text:p>
          <text:p text:style-name="P12"><text:span text:style-name="T17">resources to set LOB value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1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">Topics in this Session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5"><text:span text:style-name="T2">Executing a Stored Procedure</text:span></text:p>
              </text:list-item>
              <text:list-item>
                <text:p text:style-name="P5"><text:span text:style-name="T2">Executing Batch Updates</text:span></text:p>
              </text:list-item>
              <text:list-item>
                <text:p text:style-name="P5"><text:span text:style-name="T2">Extracting Native Resources</text:span></text:p>
              </text:list-item>
              <text:list-item>
                <text:p text:style-name="P5"><text:span text:style-name="T2">Handling Large Objects (LOBs)</text:span></text:p>
              </text:list-item>
              <text:list-item>
                <text:p text:style-name="P5"><text:span text:style-name="T3">Customizing Exception Translation</text:span></text:p>
              </text:list-item>
              <text:list-item>
                <text:p text:style-name="P5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ustomizing Exception Translation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Customizing Exception Translation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Spring’s default translation of SQLExceptions is usually sufficient</text:span></text:p>
                <text:list>
                  <text:list-item>
                    <text:p text:style-name="P3"><text:span text:style-name="T4">Spring reads a vendor-specific error code</text:span></text:p>
                  </text:list-item>
                  <text:list-item>
                    <text:p text:style-name="P3"><text:span text:style-name="T4">Maps to the proper </text:span><text:span text:style-name="T5">DataAccessException</text:span><text:span text:style-name="T4"> type</text:span></text:p>
                  </text:list-item>
                </text:list>
              </text:list-item>
              <text:list-item>
                <text:p text:style-name="P7"><text:span text:style-name="T4">Sometimes customization is desirable</text:span></text:p>
                <text:list>
                  <text:list-item>
                    <text:p text:style-name="P3"><text:span text:style-name="T4">Custom error code from trigger or stored proced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dding Custom Error Codes (1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Adding Custom Error Codes (1)</text:p>
          </draw:text-box>
        </draw:frame>
        <draw:frame presentation:style-name="pr5" draw:text-style-name="P23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8">Spring maps error codes in a file named sql-error-codes.xml</text:span></text:p>
              </text:list-item>
            </text:list>
          </draw:text-box>
        </draw:frame>
        <draw:custom-shape draw:style-name="gr26" draw:text-style-name="P28" draw:layer="layout" svg:width="20.955cm" svg:height="8.131cm" svg:x="2.752cm" svg:y="8.132cm">
          <text:p text:style-name="P12"><text:span text:style-name="T40">&lt;bean </text:span><text:span text:style-name="T41">id</text:span><text:span text:style-name="T44">=</text:span><text:span text:style-name="T43">“Oracle”</text:span><text:span text:style-name="T40"> </text:span></text:p>
          <text:p text:style-name="P12"><text:span text:style-name="T40"><text:s text:c="6"/></text:span><text:span text:style-name="T41">class</text:span><text:span text:style-name="T44">=</text:span><text:span text:style-name="T43">“org.springframework.jdbc.support.SQLErrorCodes”</text:span><text:span text:style-name="T40">&gt;</text:span></text:p>
          <text:p text:style-name="P12"><text:span text:style-name="T40"><text:s text:c="4"/></text:span><text:span text:style-name="T40">&lt;property </text:span><text:span text:style-name="T41">name</text:span><text:span text:style-name="T44">=</text:span><text:span text:style-name="T43">“badSqlGrammarCodes”</text:span><text:span text:style-name="T40">&gt;</text:span></text:p>
          <text:p text:style-name="P12"><text:span text:style-name="T40"><text:s text:c="8"/></text:span><text:span text:style-name="T40">&lt;value&gt;</text:span><text:span text:style-name="T44">900,903,904,917,936,942,17006</text:span><text:span text:style-name="T40">&lt;/value&gt;</text:span></text:p>
          <text:p text:style-name="P12"><text:span text:style-name="T40"><text:s text:c="4"/></text:span><text:span text:style-name="T40">&lt;/property&gt;</text:span></text:p>
          <text:p text:style-name="P12"><text:span text:style-name="T40"><text:s text:c="4"/></text:span><text:span text:style-name="T44">…</text:span></text:p>
          <text:p text:style-name="P12"><text:span text:style-name="T40"><text:s text:c="4"/></text:span><text:span text:style-name="T40">&lt;property </text:span><text:span text:style-name="T41">name</text:span><text:span text:style-name="T44">=</text:span><text:span text:style-name="T43">“dataIntegrityViolationCodes”</text:span><text:span text:style-name="T40">&gt;</text:span></text:p>
          <text:p text:style-name="P12"><text:span text:style-name="T40"><text:s text:c="8"/></text:span><text:span text:style-name="T40">&lt;value&gt;</text:span><text:span text:style-name="T44">1,1400,1722,2291</text:span><text:span text:style-name="T40">&lt;/value&gt;</text:span></text:p>
          <text:p text:style-name="P12"><text:span text:style-name="T40"><text:s text:c="4"/></text:span><text:span text:style-name="T40">&lt;/property&gt;</text:span></text:p>
          <text:p text:style-name="P12"><text:span text:style-name="T40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4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dding Custom Error Codes (2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Adding Custom Error Codes (2)</text:p>
          </draw:text-box>
        </draw:frame>
        <draw:frame presentation:style-name="pr5" draw:text-style-name="P23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8">Additional error codes may be added to a custom sql-error-codes.xml on the classpath</text:span></text:p>
              </text:list-item>
            </text:list>
          </draw:text-box>
        </draw:frame>
        <draw:custom-shape draw:style-name="gr26" draw:text-style-name="P28" draw:layer="layout" svg:width="20.955cm" svg:height="8.131cm" svg:x="2.752cm" svg:y="8.132cm">
          <text:p text:style-name="P12"><text:span text:style-name="T40">&lt;bean </text:span><text:span text:style-name="T41">id</text:span><text:span text:style-name="T44">=</text:span><text:span text:style-name="T43">“Oracle”</text:span><text:span text:style-name="T40"> </text:span></text:p>
          <text:p text:style-name="P12"><text:span text:style-name="T40"><text:s text:c="6"/></text:span><text:span text:style-name="T41">class</text:span><text:span text:style-name="T44">=</text:span><text:span text:style-name="T43">“org.springframework.jdbc.support.SQLErrorCodes”</text:span><text:span text:style-name="T40">&gt;</text:span></text:p>
          <text:p text:style-name="P12"><text:span text:style-name="T40"><text:s text:c="4"/></text:span><text:span text:style-name="T40">&lt;property </text:span><text:span text:style-name="T41">name</text:span><text:span text:style-name="T44">=</text:span><text:span text:style-name="T43">“badSqlGrammarCodes”</text:span><text:span text:style-name="T40">&gt;</text:span></text:p>
          <text:p text:style-name="P12"><text:span text:style-name="T40"><text:s text:c="8"/></text:span><text:span text:style-name="T40">&lt;value&gt;</text:span><text:span text:style-name="T44">900,903,904,917,936,942,17006</text:span><text:span text:style-name="T40">&lt;/value&gt;</text:span></text:p>
          <text:p text:style-name="P12"><text:span text:style-name="T40"><text:s text:c="4"/></text:span><text:span text:style-name="T40">&lt;/property&gt;</text:span></text:p>
          <text:p text:style-name="P12"><text:span text:style-name="T44"><text:s text:c="4"/></text:span><text:span text:style-name="T44">...</text:span></text:p>
          <text:p text:style-name="P12"><text:span text:style-name="T40"><text:s text:c="4"/></text:span><text:span text:style-name="T40">&lt;property </text:span><text:span text:style-name="T41">name</text:span><text:span text:style-name="T44">=</text:span><text:span text:style-name="T43">“dataIntegrityViolationCodes”</text:span><text:span text:style-name="T40">&gt;</text:span></text:p>
          <text:p text:style-name="P12"><text:span text:style-name="T40"><text:s text:c="8"/></text:span><text:span text:style-name="T40">&lt;value&gt;</text:span><text:span text:style-name="T44">1,1400,1722,2291,</text:span><text:span text:style-name="T45">20001</text:span><text:span text:style-name="T40">&lt;/value&gt;</text:span></text:p>
          <text:p text:style-name="P12"><text:span text:style-name="T40"><text:s text:c="4"/></text:span><text:span text:style-name="T40">&lt;/property&gt;</text:span></text:p>
          <text:p text:style-name="P12"><text:span text:style-name="T40">&lt;/bean&gt;</text:span></text:p>
          <draw:enhanced-geometry svg:viewBox="0 0 21600 21600" draw:type="mso-spt202" draw:enhanced-path="M 0 0 L 21600 0 21600 21600 0 21600 0 0 Z N"/>
        </draw:custom-shape>
        <draw:line draw:style-name="gr27" draw:text-style-name="P8" draw:layer="layout" svg:x1="16.172cm" svg:y1="15.466cm" svg:x2="13.81cm" svg:y2="14.742cm">
          <text:p/>
        </draw:line>
        <draw:custom-shape draw:style-name="gr28" draw:text-style-name="P10" draw:layer="layout" svg:width="6.928cm" svg:height="1.129cm" svg:x="16.22cm" svg:y="14.89cm">
          <text:p text:style-name="P12"><text:span text:style-name="T46">Custom error 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DataAccessException (1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Extending DataAccessException (1)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New DataAccessException types can also be created to report custom failures</text:span></text:p>
              </text:list-item>
            </text:list>
          </draw:text-box>
        </draw:frame>
        <draw:custom-shape draw:style-name="gr29" draw:text-style-name="P28" draw:layer="layout" svg:width="22.225cm" svg:height="6.988cm" svg:x="1.693cm" svg:y="8.255cm">
          <text:p text:style-name="P12"><text:span text:style-name="T41">public class</text:span><text:span text:style-name="T44"> MyCustomDataAccessException </text:span></text:p>
          <text:p text:style-name="P12"><text:span text:style-name="T44"><text:s text:c="4"/></text:span><text:span text:style-name="T41">extends</text:span><text:span text:style-name="T44"> DataAccessException {</text:span></text:p>
          <text:p text:style-name="P12"><text:span text:style-name="T44"><text:s text:c="3"/></text:span><text:span text:style-name="T41"><text:s/></text:span><text:span text:style-name="T41">public</text:span><text:span text:style-name="T44"> MyCustomDataAccessException(String message, </text:span></text:p>
          <text:p text:style-name="P12"><text:span text:style-name="T44"><text:s text:c="68"/></text:span><text:span text:style-name="T44">String sql,</text:span></text:p>
          <text:p text:style-name="P12"><text:span text:style-name="T44"><text:s text:c="68"/></text:span><text:span text:style-name="T44">SQLException e) { </text:span></text:p>
          <text:p text:style-name="P12"><text:span text:style-name="T44"><text:s text:c="7"/></text:span><text:span text:style-name="T41">super</text:span><text:span text:style-name="T44">(message, sql, e); </text:span></text:p>
          <text:p text:style-name="P12"><text:span text:style-name="T44"><text:s text:c="2"/></text:span><text:span text:style-name="T44">} <text:s/></text:span></text:p>
          <text:p text:style-name="P12"><text:span text:style-name="T44">}</text:span></text:p>
          <draw:enhanced-geometry svg:viewBox="0 0 21600 21600" draw:type="mso-spt202" draw:enhanced-path="M 0 0 L 21600 0 21600 21600 0 21600 0 0 Z N"/>
        </draw:custom-shape>
        <draw:polyline draw:style-name="gr22" draw:text-style-name="P8" draw:id="id74" draw:layer="layout" svg:width="0.765cm" svg:height="0.679cm" svg:x="18.938cm" svg:y="9.48cm" svg:viewBox="0 0 766 680" draw:points="766,0 0,680">
          <text:p text:style-name="P4"/>
        </draw:polyline>
        <draw:custom-shape draw:style-name="gr30" draw:text-style-name="P29" draw:id="id73" draw:layer="layout" svg:width="6.841cm" svg:height="1.048cm" svg:x="16.707cm" svg:y="8.443cm">
          <text:p text:style-name="P9"><text:span text:style-name="T17">Required</text:span></text:p>
          <draw:enhanced-geometry svg:viewBox="0 0 21600 21600" draw:type="mso-spt202" draw:enhanced-path="M 0 0 L 21600 0 21600 21600 0 21600 0 0 Z N"/>
        </draw:custom-shape>
        <draw:polyline draw:style-name="gr22" draw:text-style-name="P8" draw:id="id76" draw:layer="layout" svg:width="3.028cm" svg:height="0.451cm" svg:x="12.065cm" svg:y="11.19cm" svg:viewBox="0 0 3029 452" draw:points="0,452 3029,0">
          <text:p text:style-name="P4"/>
        </draw:polyline>
        <draw:custom-shape draw:style-name="gr31" draw:text-style-name="P29" draw:id="id75" draw:layer="layout" svg:width="7.764cm" svg:height="1.048cm" svg:x="4.276cm" svg:y="11.007cm">
          <text:p text:style-name="P9"><text:span text:style-name="T17">Useful for diagnostics</text:span></text:p>
          <draw:enhanced-geometry svg:viewBox="0 0 21600 21600" draw:type="mso-spt202" draw:enhanced-path="M 0 0 L 21600 0 21600 21600 0 21600 0 0 Z N"/>
        </draw:custom-shape>
        <draw:polyline draw:style-name="gr22" draw:text-style-name="P8" draw:id="id78" draw:layer="layout" svg:width="1.386cm" svg:height="0.772cm" svg:x="18.838cm" svg:y="12.388cm" svg:viewBox="0 0 1387 773" draw:points="1387,773 0,0">
          <text:p text:style-name="P4"/>
        </draw:polyline>
        <draw:custom-shape draw:style-name="gr32" draw:text-style-name="P29" draw:id="id77" draw:layer="layout" svg:width="6.668cm" svg:height="1.835cm" svg:x="16.803cm" svg:y="13.158cm">
          <text:p text:style-name="P9"><text:span text:style-name="T17">Preserves</text:span></text:p>
          <text:p text:style-name="P9"><text:span text:style-name="T17">stack trac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DataAccessException (2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Extending DataAccessException (2)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A new </text:span><text:span text:style-name="T5">DataAccessException</text:span><text:span text:style-name="T4"> can be mapped as a custom translation</text:span></text:p>
              </text:list-item>
            </text:list>
          </draw:text-box>
        </draw:frame>
        <draw:custom-shape draw:style-name="gr33" draw:text-style-name="P28" draw:layer="layout" svg:width="22.569cm" svg:height="8.793cm" svg:x="1.693cm" svg:y="7.832cm">
          <text:p text:style-name="P12"><text:span text:style-name="T47">&lt;bean </text:span><text:span text:style-name="T48">id</text:span><text:span text:style-name="T49">=</text:span><text:span text:style-name="T50">“Oracle”</text:span><text:span text:style-name="T47"> </text:span><text:span text:style-name="T51">class</text:span><text:span text:style-name="T26">=</text:span><text:span text:style-name="T52">“org.springframework.jdbc.support.SQLErrorCodes”</text:span><text:span text:style-name="T53">&gt;</text:span></text:p>
          <text:p text:style-name="P12"><text:span text:style-name="T47"><text:s text:c="4"/></text:span><text:span text:style-name="T47">&lt;property </text:span><text:span text:style-name="T48">name</text:span><text:span text:style-name="T49">=</text:span><text:span text:style-name="T50">“customTranslations”</text:span><text:span text:style-name="T47">&gt;</text:span></text:p>
          <text:p text:style-name="P12"><text:span text:style-name="T47"><text:s text:c="8"/></text:span><text:span text:style-name="T47">&lt;list&gt;</text:span></text:p>
          <text:p text:style-name="P12"><text:span text:style-name="T47"><text:s text:c="12"/></text:span><text:span text:style-name="T47">&lt;bean </text:span><text:span text:style-name="T48">class</text:span><text:span text:style-name="T49">=</text:span><text:span text:style-name="T50">“org.springframework.jdbc.support.</text:span></text:p>
          <text:p text:style-name="P12"><text:span text:style-name="T50"><text:s text:c="34"/></text:span><text:span text:style-name="T50">CustomSQLErrorCodesTranslation”</text:span><text:span text:style-name="T47">&gt;</text:span></text:p>
          <text:p text:style-name="P12"><text:span text:style-name="T49"><text:s text:c="16"/></text:span><text:span text:style-name="T47">&lt;property</text:span><text:span text:style-name="T49"> </text:span><text:span text:style-name="T48">name</text:span><text:span text:style-name="T49">=</text:span><text:span text:style-name="T50">“errorCodes”</text:span><text:span text:style-name="T49"> </text:span><text:span text:style-name="T48">value</text:span><text:span text:style-name="T49">=</text:span><text:span text:style-name="T50">“20002,20003” </text:span><text:span text:style-name="T47">/&gt;</text:span></text:p>
          <text:p text:style-name="P12"><text:span text:style-name="T47"><text:s text:c="16"/></text:span><text:span text:style-name="T47">&lt;property</text:span><text:span text:style-name="T49"> </text:span><text:span text:style-name="T48">name</text:span><text:span text:style-name="T49">=</text:span><text:span text:style-name="T50">“exceptionClass”</text:span><text:span text:style-name="T49"> </text:span></text:p>
          <text:p text:style-name="P30"><text:span text:style-name="T49"><text:tab/></text:span><text:span text:style-name="T49"><text:tab/></text:span><text:span text:style-name="T48">value</text:span><text:span text:style-name="T49">=</text:span><text:span text:style-name="T50">“example.MyCustomDataAccessException” </text:span><text:span text:style-name="T47">/&gt;</text:span></text:p>
          <text:p text:style-name="P12"><text:span text:style-name="T47"><text:s text:c="12"/></text:span><text:span text:style-name="T47">&lt;/bean&gt;</text:span></text:p>
          <text:p text:style-name="P12"><text:span text:style-name="T47"><text:s text:c="8"/></text:span><text:span text:style-name="T47">&lt;/list&gt;</text:span></text:p>
          <text:p text:style-name="P12"><text:span text:style-name="T47"><text:s text:c="4"/></text:span><text:span text:style-name="T47">&lt;/property&gt;</text:span></text:p>
          <text:p text:style-name="P12"><text:span text:style-name="T47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7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">Topics in this Session</text:span></text:p>
          </draw:text-box>
        </draw:frame>
        <draw:frame presentation:style-name="pr17" draw:text-style-name="P6" draw:layer="layout" svg:width="22.648cm" svg:height="11.431cm" svg:x="1.905cm" svg:y="5.503cm" presentation:class="outline" presentation:user-transformed="true">
          <draw:text-box>
            <text:list text:style-name="L3">
              <text:list-item>
                <text:p text:style-name="P5"><text:span text:style-name="T2">Executing a Stored Procedure</text:span></text:p>
              </text:list-item>
              <text:list-item>
                <text:p text:style-name="P5"><text:span text:style-name="T2">Executing Batch Updates</text:span></text:p>
              </text:list-item>
              <text:list-item>
                <text:p text:style-name="P5"><text:span text:style-name="T2">Extracting Native Resources</text:span></text:p>
              </text:list-item>
              <text:list-item>
                <text:p text:style-name="P5"><text:span text:style-name="T2">Handling Large Objects (LOBs)</text:span></text:p>
              </text:list-item>
              <text:list-item>
                <text:p text:style-name="P5"><text:span text:style-name="T2">Customizing Exception Translation</text:span></text:p>
              </text:list-item>
              <text:list-item>
                <text:p text:style-name="P5"><text:span text:style-name="T3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8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orking with Legacy Data Access Object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4">Working with Legacy Data Access Objects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Sometime it is not possible to use Spring’s </text:span><text:span text:style-name="T5">JdbcTemplate</text:span></text:p>
                <text:list>
                  <text:list-item>
                    <text:p text:style-name="P3"><text:span text:style-name="T4">There is a lot of legacy code out there</text:span></text:p>
                  </text:list-item>
                  <text:list-item>
                    <text:p text:style-name="P3"><text:span text:style-name="T4">Code may not be under your control</text:span></text:p>
                  </text:list-item>
                </text:list>
              </text:list-item>
              <text:list-item>
                <text:p text:style-name="P7"><text:span text:style-name="T4">In this case, it may still be possible to benefit from Spring resource management features</text:span></text:p>
                <text:list>
                  <text:list-item>
                    <text:p text:style-name="P3"><text:span text:style-name="T4">Participation in Spring-driven transactions</text:span></text:p>
                  </text:list-item>
                  <text:list-item>
                    <text:p text:style-name="P3"><text:span text:style-name="T4">Translation of SQLExce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9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cipation in Spring Transactions (1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37">Participation in Spring Transactions (1)</text:span>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The </text:span><text:span text:style-name="T5">DataSourceUtils</text:span><text:span text:style-name="T4"> helper can be used to retrieve a transaction-scoped connection</text:span></text:p>
              </text:list-item>
            </text:list>
          </draw:text-box>
        </draw:frame>
        <draw:custom-shape draw:style-name="gr26" draw:text-style-name="P28" draw:layer="layout" svg:width="21.59cm" svg:height="2.622cm" svg:x="2.117cm" svg:y="7.408cm">
          <text:p text:style-name="P12"><text:span text:style-name="T44">Connection conn = DataSourceUtils.getConnection(dataSource);</text:span></text:p>
          <text:p text:style-name="P12"><text:span text:style-name="T40">// use transactional connection...</text:span></text:p>
          <text:p text:style-name="P12"><text:span text:style-name="T44">DataSourceUtils.releaseConnection(conn, dataSource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cipation in Spring Transactions (2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37">Participation in Spring Transactions (2)</text:span></text:p>
          </draw:text-box>
        </draw:frame>
        <draw:frame presentation:style-name="pr17" draw:text-style-name="P6" draw:layer="layout" svg:width="21.59cm" svg:height="11.431cm" svg:x="1.693cm" svg:y="4.233cm" presentation:class="outline" presentation:user-transformed="true">
          <draw:text-box>
            <text:list text:style-name="L3">
              <text:list-item>
                <text:p text:style-name="P7"><text:span text:style-name="T4">The TransactionAwareDataSourceProxy class can be used to allow legacy code to participate in a Spring transaction</text:span></text:p>
              </text:list-item>
            </text:list>
          </draw:text-box>
        </draw:frame>
        <draw:custom-shape draw:style-name="gr26" draw:text-style-name="P28" draw:id="id79" draw:layer="layout" svg:width="23.283cm" svg:height="7.371cm" svg:x="1.27cm" svg:y="7.62cm">
          <text:p text:style-name="P12"><text:span text:style-name="T51">class</text:span><text:span text:style-name="T26"> DataSourceFactory {</text:span></text:p>
          <text:p text:style-name="P12"><text:span text:style-name="T26"><text:s text:c="4"/></text:span><text:span text:style-name="T51">public synchronized static</text:span><text:span text:style-name="T26"> DataSource getDataSource() {</text:span></text:p>
          <text:p text:style-name="P12"><text:span text:style-name="T26"><text:s text:c="8"/></text:span><text:span text:style-name="T51">if </text:span><text:span text:style-name="T26">(</text:span><text:span text:style-name="T52">dataSource </text:span><text:span text:style-name="T26">== </text:span><text:span text:style-name="T51">null</text:span><text:span text:style-name="T26">) {</text:span></text:p>
          <text:p text:style-name="P12"><text:span text:style-name="T26"><text:s text:c="12"/></text:span><text:span text:style-name="T26">DataSource target = createDataSource();</text:span></text:p>
          <text:p text:style-name="P12"><text:span text:style-name="T26"><text:s text:c="12"/></text:span><text:span text:style-name="T52">dataSource</text:span><text:span text:style-name="T26"> = </text:span><text:span text:style-name="T51">new</text:span><text:span text:style-name="T26"> TransactionAwareDataSourceProxy(target);</text:span></text:p>
          <text:p text:style-name="P12"><text:span text:style-name="T26"><text:s text:c="8"/></text:span><text:span text:style-name="T26">}</text:span></text:p>
          <text:p text:style-name="P12"><text:span text:style-name="T26"><text:s text:c="7"/></text:span><text:span text:style-name="T51"><text:s/></text:span><text:span text:style-name="T51">return</text:span><text:span text:style-name="T26"> </text:span><text:span text:style-name="T52">dataSource</text:span><text:span text:style-name="T26">; <text:s text:c="3"/></text:span></text:p>
          <text:p text:style-name="P12"><text:span text:style-name="T26"><text:s text:c="4"/></text:span><text:span text:style-name="T26">}</text:span></text:p>
          <text:p text:style-name="P12"><text:span text:style-name="T26">}</text:span></text:p>
          <text:p text:style-name="P12"><text:span text:style-name="T26"/></text:p>
          <draw:enhanced-geometry svg:viewBox="0 0 21600 21600" draw:type="mso-spt202" draw:enhanced-path="M 0 0 L 21600 0 21600 21600 0 21600 0 0 Z N"/>
        </draw:custom-shape>
        <draw:custom-shape draw:style-name="gr21" draw:text-style-name="P28" draw:id="id80" draw:layer="layout" svg:width="19.474cm" svg:height="5.238cm" svg:x="3.598cm" svg:y="13.123cm">
          <text:p text:style-name="P12"><text:span text:style-name="T51">class</text:span><text:span text:style-name="T26"> LegacyCodeYouDoNotControl {</text:span></text:p>
          <text:p text:style-name="P12"><text:span text:style-name="T26"><text:s text:c="3"/></text:span><text:span text:style-name="T51"><text:s/></text:span><text:span text:style-name="T51">public</text:span><text:span text:style-name="T26"> String doSomeDataAccess() {</text:span></text:p>
          <text:p text:style-name="P12"><text:span text:style-name="T26"><text:s text:c="7"/></text:span><text:span text:style-name="T26">DataSource ds = DataSourceFactory</text:span><text:span text:style-name="T54">.getDataSource();</text:span></text:p>
          <text:p text:style-name="P12"><text:span text:style-name="T26"><text:s text:c="7"/></text:span><text:span text:style-name="T53">// This messy legacy code can now run in a Spring transaction</text:span></text:p>
          <text:p text:style-name="P12"><text:span text:style-name="T26"><text:s text:c="4"/></text:span><text:span text:style-name="T26">}</text:span></text:p>
          <text:p text:style-name="P12"><text:span text:style-name="T26">}</text:span></text:p>
          <text:p text:style-name="P12"><text:span text:style-name="T26"/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1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ception Translation (1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Exception Translation (1)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Spring’s Exception Translator may be called directly from application code:</text:p>
              </text:list-item>
            </text:list>
          </draw:text-box>
        </draw:frame>
        <draw:custom-shape draw:style-name="gr26" draw:text-style-name="P28" draw:layer="layout" svg:width="20.532cm" svg:height="6.005cm" svg:x="2.963cm" svg:y="7.62cm">
          <text:p text:style-name="P12"><text:span text:style-name="T26"><text:s/></text:span><text:span text:style-name="T26">SQLExceptionTranslator translator =</text:span></text:p>
          <text:p text:style-name="P12"><text:span text:style-name="T26"><text:s text:c="18"/></text:span><text:span text:style-name="T51">new</text:span><text:span text:style-name="T26"> SQLErrorCodeSQLExceptionTranslator(dataSource);</text:span></text:p>
          <text:p text:style-name="P12"><text:span text:style-name="T26"><text:s text:c="2"/></text:span><text:span text:style-name="T51">try</text:span><text:span text:style-name="T26"> {</text:span></text:p>
          <text:p text:style-name="P12"><text:span text:style-name="T53"><text:s text:c="6"/></text:span><text:span text:style-name="T53">// execute some sql</text:span></text:p>
          <text:p text:style-name="P12"><text:span text:style-name="T26"><text:s text:c="2"/></text:span><text:span text:style-name="T26">}</text:span></text:p>
          <text:p text:style-name="P12"><text:span text:style-name="T26"><text:s text:c="2"/></text:span><text:span text:style-name="T51">catch</text:span><text:span text:style-name="T26"> (SQLException ex) {</text:span></text:p>
          <text:p text:style-name="P12"><text:span text:style-name="T26"><text:s text:c="6"/></text:span><text:span text:style-name="T51">throw</text:span><text:span text:style-name="T26"> translator.translate(message, sql, ex);</text:span></text:p>
          <text:p text:style-name="P12"><text:span text:style-name="T26"><text:s text:c="2"/></text:span><text:span text:style-name="T26">}</text:span><text:span text:style-name="T55"> <text:s/></text:span></text:p>
          <draw:enhanced-geometry svg:viewBox="0 0 21600 21600" draw:type="mso-spt202" draw:enhanced-path="M 0 0 L 21600 0 21600 21600 0 21600 0 0 Z N"/>
        </draw:custom-shape>
        <draw:line draw:style-name="gr22" draw:text-style-name="P8" draw:layer="layout" svg:x1="9.525cm" svg:y1="14.558cm" svg:x2="9.525cm" svg:y2="12.864cm">
          <text:p/>
        </draw:line>
        <draw:custom-shape draw:style-name="gr3" draw:text-style-name="P10" draw:layer="layout" svg:width="10.583cm" svg:height="1.048cm" svg:x="5.08cm" svg:y="14.346cm">
          <text:p text:style-name="P12"><text:span text:style-name="T44">Throws a DataAccessExcep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ception Translation (2)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4">Exception Translation (2)</text:p>
          </draw:text-box>
        </draw:frame>
        <draw:frame presentation:style-name="pr5" draw:text-style-name="P6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4">Exception translation can be an aspect</text:span></text:p>
                <text:list>
                  <text:list-item>
                    <text:p text:style-name="P3"><text:span text:style-name="T4">Implement after-throwing advice</text:span></text:p>
                  </text:list-item>
                  <text:list-item>
                    <text:p text:style-name="P3"><text:span text:style-name="T4">Call Spring’s Exception Translator</text:span></text:p>
                  </text:list-item>
                  <text:list-item>
                    <text:p text:style-name="P3"><text:span text:style-name="T4">Apply the advice to legacy data access objects that throw </text:span><text:span text:style-name="T5">SQL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3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8" draw:text-style-name="P2" draw:layer="layout" svg:width="21.59cm" svg:height="3.176cm" svg:x="1.826cm" svg:y="4.768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19" draw:text-style-name="P32" draw:layer="layout" svg:width="17.78cm" svg:height="2.287cm" svg:x="3.625cm" svg:y="6.773cm">
          <draw:text-box>
            <text:p text:style-name="P31"/>
            <text:p text:style-name="P31">There is no Lab for this Unit</text:p>
          </draw:text-box>
        </draw:frame>
        <presentation:notes draw:style-name="dp2">
          <draw:page-thumbnail draw:style-name="gr34" draw:layer="layout" svg:width="13.335cm" svg:height="10.002cm" svg:x="3.492cm" svg:y="2.001cm" draw:page-number="34" presentation:class="page"/>
          <draw:frame presentation:style-name="pr20" draw:layer="layout" svg:width="16.254cm" svg:height="11.75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13 213" svg:d="m107 0 106 213h-213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11f01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1f01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1f01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1f01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f01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11f01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1f01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1f01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1f01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f01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align="end" fo:text-indent="0cm" style:punctuation-wrap="simple" style:line-break="normal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indent="0cm" style:punctuation-wrap="simple" style:line-break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MT3" style:family="text">
      <style:text-properties fo:color="#000000" fo:font-size="13pt" fo:language="en" fo:country="US" style:font-size-asian="13pt" style:font-size-complex="13pt"/>
    </style:style>
    <style:style style:name="M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11f01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1f01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1f01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1f01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JDBC 2 - </text:span><text:span text:style-name="M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Mdp1"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Mgr4" draw:text-style-name="MP5" draw:layer="backgroundobjects" svg:width="5.292cm" svg:height="1.27cm" svg:x="19.566cm" svg:y="18.18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4.346cm" svg:height="0.119cm" svg:x="0.525cm" svg:y="3.32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frame presentation:style-name="Mpr1" draw:text-style-name="MP7" draw:layer="backgroundobjects" svg:width="8.806cm" svg:height="1.333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" draw:text-style-name="MP8" draw:layer="backgroundobjects" svg:width="8.807cm" svg:height="1.333cm" svg:x="11.508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2" draw:text-style-name="MP7" draw:layer="backgroundobjects" svg:width="8.806cm" svg:height="1.333cm" svg:x="0cm" svg:y="25.333cm" presentation:class="footer">
          <draw:text-box>
            <text:p text:style-name="MP7"><text:span text:style-name="MT3"><presentation:footer/></text:span></text:p>
          </draw:text-box>
        </draw:frame>
        <draw:frame presentation:style-name="Mpr2" draw:text-style-name="MP8" draw:layer="backgroundobjects" svg:width="8.807cm" svg:height="1.333cm" svg:x="11.508cm" svg:y="25.33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Mgr4" draw:text-style-name="MP5" draw:layer="backgroundobjects" svg:width="18.49cm" svg:height="1.037cm" svg:x="0.635cm" svg:y="18.353cm">
        <text:p text:style-name="MP9"><text:span text:style-name="M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Mgr3" draw:text-style-name="M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6cm" svg:height="1.333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7cm" svg:height="1.333cm" svg:x="11.508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7" draw:layer="backgroundobjects" svg:width="8.806cm" svg:height="1.333cm" svg:x="0cm" svg:y="25.333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7cm" svg:height="1.333cm" svg:x="11.508cm" svg:y="25.33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Module Name</dc:title>
    <meta:initial-creator>Mark Fisher</meta:initial-creator>
    <meta:creation-date>2006-09-22T09:51:11</meta:creation-date>
    <dc:date>2010-12-24T07:56:49</dc:date>
    <meta:editing-cycles>228</meta:editing-cycles>
    <meta:editing-duration>PT09H32M59S</meta:editing-duration>
    <dc:creator>Joel Budgor</dc:creator>
    <meta:document-statistic meta:object-count="272"/>
    <meta:user-defined meta:name="Info 1"/>
    <meta:user-defined meta:name="Info 2"/>
    <meta:user-defined meta:name="Info 3"/>
    <meta:user-defined meta:name="Info 4"/>
  </office:meta>
</office:document-meta>
</file>